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33.36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46.04pt"/>
    </style:style>
    <style:style style:name="co7" style:family="table-column">
      <style:table-column-properties fo:break-before="auto" style:column-width="128.55pt"/>
    </style:style>
    <style:style style:name="co8" style:family="table-column">
      <style:table-column-properties fo:break-before="auto" style:column-width="125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OT">
      <style:table-properties table:display="true" style:writing-mode="lr-tb"/>
    </style:style>
    <style:style style:name="ta2" style:family="table" style:master-page-name="PageStyle_5f_1">
      <style:table-properties table:display="true" style:writing-mode="lr-tb" tableooo:tab-color="#00ff00"/>
    </style:style>
    <style:style style:name="ta3" style:family="table" style:master-page-name="PageStyle_5f_2">
      <style:table-properties table:display="true" style:writing-mode="lr-tb" tableooo:tab-color="#00ff00"/>
    </style:style>
    <style:style style:name="ta4" style:family="table" style:master-page-name="PageStyle_5f_3">
      <style:table-properties table:display="true" style:writing-mode="lr-tb" tableooo:tab-color="#00ff00"/>
    </style:style>
    <style:style style:name="ta5" style:family="table" style:master-page-name="PageStyle_5f_4">
      <style:table-properties table:display="true" style:writing-mode="lr-tb" tableooo:tab-color="#00ff00"/>
    </style:style>
    <style:style style:name="ta6" style:family="table" style:master-page-name="PageStyle_5f_4_5f_1">
      <style:table-properties table:display="true" style:writing-mode="lr-tb" tableooo:tab-color="#00ff00"/>
    </style:style>
    <style:style style:name="ta7" style:family="table" style:master-page-name="PageStyle_5f_5">
      <style:table-properties table:display="true" style:writing-mode="lr-tb" tableooo:tab-color="#00ff00"/>
    </style:style>
    <style:style style:name="ta8" style:family="table" style:master-page-name="PageStyle_5f_6">
      <style:table-properties table:display="true" style:writing-mode="lr-tb" tableooo:tab-color="#00ff00"/>
    </style:style>
    <style:style style:name="ta9" style:family="table" style:master-page-name="PageStyle_5f_7">
      <style:table-properties table:display="true" style:writing-mode="lr-tb" tableooo:tab-color="#00ff00"/>
    </style:style>
    <style:style style:name="ta10" style:family="table" style:master-page-name="PageStyle_5f_8">
      <style:table-properties table:display="true" style:writing-mode="lr-tb" tableooo:tab-color="#00ff00"/>
    </style:style>
    <style:style style:name="ta11" style:family="table" style:master-page-name="PageStyle_5f_8_5f_1">
      <style:table-properties table:display="true" style:writing-mode="lr-tb" tableooo:tab-color="#00ff00"/>
    </style:style>
    <style:style style:name="ta12" style:family="table" style:master-page-name="PageStyle_5f_9">
      <style:table-properties table:display="true" style:writing-mode="lr-tb"/>
    </style:style>
    <style:style style:name="ta13" style:family="table" style:master-page-name="PageStyle_5f_9_5f_1">
      <style:table-properties table:display="true" style:writing-mode="lr-tb"/>
    </style:style>
    <style:style style:name="ta14" style:family="table" style:master-page-name="PageStyle_5f_10">
      <style:table-properties table:display="true" style:writing-mode="lr-tb"/>
    </style:style>
    <style:style style:name="ta15" style:family="table" style:master-page-name="PageStyle_5f_10_5f_1">
      <style:table-properties table:display="true" style:writing-mode="lr-tb"/>
    </style:style>
    <style:style style:name="ta16" style:family="table" style:master-page-name="PageStyle_5f_11">
      <style:table-properties table:display="true" style:writing-mode="lr-tb"/>
    </style:style>
    <style:style style:name="ta17" style:family="table" style:master-page-name="PageStyle_5f_12">
      <style:table-properties table:display="true" style:writing-mode="lr-tb"/>
    </style:style>
    <style:style style:name="ta18" style:family="table" style:master-page-name="PageStyle_5f_13">
      <style:table-properties table:display="true" style:writing-mode="lr-tb"/>
    </style:style>
    <style:style style:name="ta19" style:family="table" style:master-page-name="PageStyle_5f_14">
      <style:table-properties table:display="true" style:writing-mode="lr-tb"/>
    </style:style>
    <style:style style:name="ta20" style:family="table" style:master-page-name="PageStyle_5f_15">
      <style:table-properties table:display="true" style:writing-mode="lr-tb"/>
    </style:style>
    <style:style style:name="ta21" style:family="table" style:master-page-name="PageStyle_5f_16">
      <style:table-properties table:display="true" style:writing-mode="lr-tb"/>
    </style:style>
    <style:style style:name="ta22" style:family="table" style:master-page-name="PageStyle_5f_17">
      <style:table-properties table:display="true" style:writing-mode="lr-tb" tableooo:tab-color="#ff0000"/>
    </style:style>
    <style:style style:name="ta23" style:family="table" style:master-page-name="PageStyle_5f_18">
      <style:table-properties table:display="true" style:writing-mode="lr-tb"/>
    </style:style>
    <style:style style:name="ta24" style:family="table" style:master-page-name="PageStyle_5f_19_28_1_29_">
      <style:table-properties table:display="true" style:writing-mode="lr-tb"/>
    </style:style>
    <style:style style:name="ta25" style:family="table" style:master-page-name="PageStyle_5f_19_28_2_29_">
      <style:table-properties table:display="true" style:writing-mode="lr-tb"/>
    </style:style>
    <style:style style:name="ta26" style:family="table" style:master-page-name="PageStyle_5f_20_28_1_29_">
      <style:table-properties table:display="true" style:writing-mode="lr-tb"/>
    </style:style>
    <style:style style:name="ta27" style:family="table" style:master-page-name="PageStyle_5f_20_28_2_29_">
      <style:table-properties table:display="true" style:writing-mode="lr-tb"/>
    </style:style>
    <style:style style:name="ta28" style:family="table" style:master-page-name="PageStyle_5f_21_28_1_29_">
      <style:table-properties table:display="true" style:writing-mode="lr-tb"/>
    </style:style>
    <style:style style:name="ta29" style:family="table" style:master-page-name="PageStyle_5f_21_28_2_29_">
      <style:table-properties table:display="true" style:writing-mode="lr-tb"/>
    </style:style>
    <style:style style:name="ta30" style:family="table" style:master-page-name="PageStyle_5f_22">
      <style:table-properties table:display="true" style:writing-mode="lr-tb"/>
    </style:style>
    <style:style style:name="ta31" style:family="table" style:master-page-name="PageStyle_5f_23">
      <style:table-properties table:display="true" style:writing-mode="lr-tb"/>
    </style:style>
    <style:style style:name="ta32" style:family="table" style:master-page-name="PageStyle_5f_24">
      <style:table-properties table:display="true" style:writing-mode="lr-tb"/>
    </style:style>
    <style:style style:name="ta33" style:family="table" style:master-page-name="PageStyle_5f__20_plantilla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131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>
      <style:map style:condition="is-true-formula(LEN(TRIM([.F11]))&gt;0)" style:apply-style-name="ConditionalStyle_5f_1" style:base-cell-address="8_1.F11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dd7e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36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0" table:default-cell-style-name="Default"/>
        <table:table-row table:style-name="ro1">
          <table:table-cell table:style-name="ce1" office:value-type="string" calcext:value-type="string">
            <text:p>Barbastro - Mariposas</text:p>
          </table:table-cell>
          <table:table-cell table:style-name="ce1"/>
          <table:table-cell table:style-name="ce1" office:value-type="string" calcext:value-type="string">
            <text:p>Lugar -BARBASTRO</text:p>
          </table:table-cell>
          <table:table-cell table:style-name="ce1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Especie / Seman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]+1" office:value-type="float" office:value="2" calcext:value-type="float">
            <text:p>2</text:p>
          </table:table-cell>
          <table:table-cell table:style-name="ce2" table:formula="of:=[.C2]+1" office:value-type="float" office:value="3" calcext:value-type="float">
            <text:p>3</text:p>
          </table:table-cell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H2]+1" office:value-type="float" office:value="7" calcext:value-type="float">
            <office:annotation draw:style-name="gr1" draw:text-style-name="P2" svg:width="98.39pt" svg:height="722.3pt" svg:x="378.65pt" svg:y="-151.14pt" draw:caption-point-x="-11.54pt" draw:caption-point-y="167.16pt">
              <dc:date>2019-08-16T00:00:00</dc:date>
              <text:p text:style-name="P1">9 de Abril de 2019</text:p>
              <text:p text:style-name="P1"><text:tab/>-Antonio Mariñosa Buil</text:p>
              <text:p text:style-name="P1">Hola Antonio.</text:p>
              <text:p text:style-name="P1"/>
              <text:p text:style-name="P1">He visto que tienes buen acceso al DOC, genial!!!</text:p>
              <text:p text:style-name="P1"/>
              <text:p text:style-name="P1">Tienes que rellenar las fichas semanales, no el resumen. Ahora estamos en</text:p>
              <text:p text:style-name="P1">la semana 6, a ver si puedes rellenar cada ficha... el número de la semana</text:p>
              <text:p text:style-name="P1">está abajo en las pestañas.</text:p>
              <text:p text:style-name="P1"/>
              <text:p text:style-name="P1">Cualquier problema me escribes.</text:p>
              <text:p text:style-name="P1"/>
              <text:p text:style-name="P1">Saludos y gracias</text:p>
              <text:p text:style-name="P1"/>
              <text:p text:style-name="P1">JM Sesma</text:p>
              <text:p text:style-name="P1"/>
              <text:p text:style-name="P1">El mar., 9 abr. 2019 a las 16:27, Antonio Mariñosa Buil (Hojas de cálculo</text:p>
              <text:p text:style-name="P1"><text:tab/>-Jm Sesma</text:p>
              <text:p text:style-name="P1">Hola Sesma, he terminado hasta la semana 8 , hay dos semanas la 4 y la 8 donde hay dos recorridos, en el total lo he puesto en dos columnas en la misma semana <text:s/>en las hojas los he numerado como 4_1 y 8_1. En cuanto a la columna con los nombres he optado por ponerlos en el mismo orden en que van apareciendo siendo los mas modernos los que estan mas abajo <text:s/>asi a la hora de añadir al total solo hay que copiar y pegar <text:s/>ya <text:s/>que se mantiene el mismo orden en todas las hojas. </text:p>
              <text:p text:style-name="P1">Cualquier cosa me dices para arreglarlo</text:p>
              <text:p text:style-name="P1"><text:tab/>-Antonio Mariñosa Buil</text:p>
            </office:annotation>
            <text:p>7</text:p>
          </table:table-cell>
          <table:table-cell table:style-name="ce12" table:formula="of:=[.I2]+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2" office:value-type="float" office:value="9" calcext:value-type="float" table:number-columns-spanned="2" table:number-rows-spanned="1">
            <office:annotation draw:style-name="gr2" draw:text-style-name="P2" svg:width="98.39pt" svg:height="364pt" svg:x="452.44pt" svg:y="-121.61pt" draw:caption-point-x="13.07pt" draw:caption-point-y="137.62pt">
              <dc:date>2019-08-16T00:00:00</dc:date>
              <text:p text:style-name="P1">Ha ocurrido un desastre en la parte 3, un almendral con abundante vegetacion, han arado la mitad aunque la otra mitad sera cuestion de dias, y a lo bruto, otras veces pasaban una reja que solo removia un poco la tierra y las plantas sobrevivian, pero ahora han pasado una maquina que lo ha dejado todo triturado, como si fuera harina <text:s/>.... una pena porque en esa zona habia bastante aristolochia (rumina), hinojo (macaon), prunus spinosa y crataegus <text:s/>(podalirio) y estaban empezando a florecer la escabiosa asi como los cardos ..</text:p>
              <text:p text:style-name="P1"><text:tab/>-Antonio Mariñosa Buil</text:p>
            </office:annotation>
            <text:p>9</text:p>
          </table:table-cell>
          <table:covered-table-cell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table:formula="of:=[.P2]+1" office:value-type="float" office:value="12" calcext:value-type="float">
            <office:annotation draw:style-name="gr2" draw:text-style-name="P2" svg:width="98.42pt" svg:height="61.68pt" svg:x="575.43pt" svg:y="29.54pt" draw:caption-point-x="-11.54pt" draw:caption-point-y="-13.52pt">
              <dc:date>2019-08-16T00:00:00</dc:date>
              <text:p text:style-name="P1">Sumo tambien los resultados de la parte 8</text:p>
              <text:p text:style-name="P1"><text:tab/>-Antonio Mariñosa Buil</text:p>
            </office:annotation>
            <text:p>12</text:p>
          </table:table-cell>
          <table:table-cell table:style-name="ce2" table:formula="of:=[.Q2]+1" office:value-type="float" office:value="13" calcext:value-type="float">
            <text:p>13</text:p>
          </table:table-cell>
          <table:table-cell table:style-name="ce2" table:formula="of:=[.R2]+1" office:value-type="float" office:value="14" calcext:value-type="float">
            <office:annotation draw:style-name="gr2" draw:text-style-name="P2" svg:width="98.39pt" svg:height="84.08pt" svg:x="624.64pt" svg:y="18.34pt" draw:caption-point-x="-11.54pt" draw:caption-point-y="-2.32pt">
              <dc:date>2019-08-16T00:00:00</dc:date>
              <text:p text:style-name="P1">El tramo 3 <text:s/>ahora lo hago recorriendo los campos de debajo que estan virgenes llenos de maleza</text:p>
              <text:p text:style-name="P1"><text:tab/>-Antonio Mariñosa Buil</text:p>
            </office:annotation>
            <text:p>14</text:p>
          </table:table-cell>
          <table:table-cell table:style-name="ce2" table:formula="of:=[.S2]+1" office:value-type="float" office:value="15" calcext:value-type="float">
            <text:p>15</text:p>
          </table:table-cell>
          <table:table-cell table:style-name="ce2" table:formula="of:=[.T2]+1" office:value-type="float" office:value="16" calcext:value-type="float">
            <text:p>16</text:p>
          </table:table-cell>
          <table:table-cell table:style-name="ce2" table:formula="of:=[.U2]+1" office:value-type="float" office:value="17" calcext:value-type="float">
            <text:p>17</text:p>
          </table:table-cell>
          <table:table-cell table:style-name="ce2" table:formula="of:=[.V2]+1" office:value-type="float" office:value="18" calcext:value-type="float">
            <office:annotation draw:style-name="gr2" draw:text-style-name="P2" svg:width="98.42pt" svg:height="84.08pt" svg:x="723.03pt" svg:y="18.34pt" draw:caption-point-x="-11.54pt" draw:caption-point-y="-2.32pt">
              <dc:date>2019-08-16T00:00:00</dc:date>
              <text:p text:style-name="P1">Esta semana no se hizo el recorrido por el sector 8 porque me fui de vacaciones</text:p>
              <text:p text:style-name="P1"><text:tab/>-Antonio Mariñosa Buil</text:p>
            </office:annotation>
            <text:p>18</text:p>
          </table:table-cell>
          <table:table-cell table:style-name="ce2" table:formula="of:=[.W2]+1" office:value-type="float" office:value="19" calcext:value-type="float">
            <text:p>19</text:p>
          </table:table-cell>
          <table:table-cell table:style-name="ce2" table:formula="of:=[.X2]+1" office:value-type="float" office:value="20" calcext:value-type="float">
            <text:p>20</text:p>
          </table:table-cell>
          <table:table-cell table:style-name="ce2" table:formula="of:=[.Y2]+1" office:value-type="float" office:value="21" calcext:value-type="float">
            <text:p>21</text:p>
          </table:table-cell>
          <table:table-cell table:style-name="ce2" table:formula="of:=[.Z2]+1" office:value-type="float" office:value="22" calcext:value-type="float">
            <text:p>22</text:p>
          </table:table-cell>
          <table:table-cell table:style-name="ce2" table:formula="of:=[.AA2]+1" office:value-type="float" office:value="23" calcext:value-type="float">
            <text:p>23</text:p>
          </table:table-cell>
          <table:table-cell table:style-name="ce2" table:formula="of:=[.AB2]+1" office:value-type="float" office:value="24" calcext:value-type="float">
            <text:p>24</text:p>
          </table:table-cell>
          <table:table-cell table:style-name="ce2" table:formula="of:=[.AC2]+1" office:value-type="float" office:value="25" calcext:value-type="float">
            <text:p>25</text:p>
          </table:table-cell>
          <table:table-cell table:style-name="ce2" table:formula="of:=[.AD2]+1" office:value-type="float" office:value="26" calcext:value-type="float">
            <text:p>26</text:p>
          </table:table-cell>
          <table:table-cell table:style-name="ce2" table:formula="of:=[.AE2]+1" office:value-type="float" office:value="27" calcext:value-type="float">
            <text:p>27</text:p>
          </table:table-cell>
          <table:table-cell table:style-name="ce5" office:value-type="string" calcext:value-type="string">
            <text:p>TOT</text:p>
          </table:table-cell>
          <table:table-cell table:style-name="ce5" office:value-type="string" calcext:value-type="string">
            <text:p>PROM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" table:number-columns-repeated="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AF3])" office:value-type="float" office:value="49" calcext:value-type="float">
            <text:p>49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formula="of:=SUM([.B4:.AF4])" office:value-type="float" office:value="80" calcext:value-type="float">
            <text:p>8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5:.AF5])" office:value-type="float" office:value="54" calcext:value-type="float">
            <text:p>5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table:number-columns-repeated="2"/>
          <table:table-cell table:style-name="ce11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SUM([.B6:.AF6])" office:value-type="float" office:value="456" calcext:value-type="float">
            <text:p>456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style-name="ce11" office:value-type="float" office:value="51" calcext:value-type="float">
            <text:p>51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B7:.AF7])" office:value-type="float" office:value="731" calcext:value-type="float">
            <text:p>73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F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FT</text:p>
          </table:table-cell>
          <table:table-cell table:number-columns-repeated="3"/>
          <table:table-cell table:formula="of:=SUM([.B8:.AF8])"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9:.AF9])" office:value-type="float" office:value="26" calcext:value-type="float">
            <text:p>26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:.AF10])" office:value-type="float" office:value="34" calcext:value-type="float">
            <text:p>3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/>
          <table:table-cell table:style-name="ce2"/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1:.AF11])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/>
          <table:table-cell table:style-name="ce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6"/>
          <table:table-cell table:formula="of:=SUM([.B12:.AF12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13:.AF13])" office:value-type="float" office:value="174" calcext:value-type="float">
            <text:p>17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11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4:.AF14])" office:value-type="float" office:value="52" calcext:value-type="float">
            <text:p>52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15:.AF15])" office:value-type="float" office:value="30" calcext:value-type="float">
            <text:p>30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formula="of:=SUM([.B16:.AF16])" office:value-type="float" office:value="10" calcext:value-type="float">
            <text:p>1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table:formula="of:=SUM([.B17:.AF17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8:.AF18])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19:.AF19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20:.AF20])" office:value-type="float" office:value="64" calcext:value-type="float">
            <text:p>6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table:formula="of:=SUM([.B21:.AF21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sp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SUM([.B22:.AF22])" office:value-type="float" office:value="64" calcext:value-type="float">
            <text:p>6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pialia sertorius</text:p>
          </table:table-cell>
          <table:table-cell table:number-columns-repeated="15"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3:.AF23])" office:value-type="float" office:value="13" calcext:value-type="float">
            <text:p>13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bellargus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SUM([.B24:.AF24])" office:value-type="float" office:value="63" calcext:value-type="float">
            <text:p>63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25:.AF25])" office:value-type="float" office:value="798" calcext:value-type="float">
            <text:p>798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26:.AF26])" office:value-type="float" office:value="155" calcext:value-type="float">
            <text:p>155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16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27:.AF27])" office:value-type="float" office:value="24" calcext:value-type="float">
            <text:p>2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Brintesia circe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8:.AF28])" office:value-type="float" office:value="58" calcext:value-type="float">
            <text:p>58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atyrium sculi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29:.AF29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30:.AF30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SUM([.B31:.AF31])" office:value-type="float" office:value="27" calcext:value-type="float">
            <text:p>27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SUM([.B32:.AF32])" office:value-type="float" office:value="1231" calcext:value-type="float">
            <text:p>123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upido argiad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33:.AF33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Thymelicus acteon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formula="of:=SUM([.B34:.AF34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aenonympha dorus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B35:.AF35])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atyrium spini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B36:.AF36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Melitaea phoeb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37:.AF37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38:.AF38])" office:value-type="float" office:value="50" calcext:value-type="float">
            <text:p>50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39:.AF39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/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0:.AF40])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"/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41:.AF41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"/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42:.AF42])" office:value-type="float" office:value="33" calcext:value-type="float">
            <text:p>33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yrgus malvoides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3:.AF43])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Leptotes pirothous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FT</text:p>
          </table:table-cell>
          <table:table-cell table:number-columns-repeated="3"/>
          <table:table-cell table:formula="of:=SUM([.B44:.AF44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number-columns-repeated="26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SUM([.B45:.AF45])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6:.AF46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T</text:p>
          </table:table-cell>
          <table:table-cell table:number-columns-repeated="3"/>
          <table:table-cell table:formula="of:=SUM([.B47:.AF47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Muschampia proto</text:p>
          </table:table-cell>
          <table:table-cell table:number-columns-repeated="26"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8:.AF48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Hesperidae sp.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3"/>
          <table:table-cell table:formula="of:=SUM([.B49:.AF49])" office:value-type="float" office:value="6" calcext:value-type="float">
            <text:p>6</text:p>
          </table:table-cell>
          <table:table-cell table:number-columns-repeated="991"/>
        </table:table-row>
        <table:table-row table:style-name="ro1" table:number-rows-repeated="3">
          <table:table-cell table:style-name="ce8"/>
          <table:table-cell table:number-columns-repeated="1023"/>
        </table:table-row>
        <table:table-row table:style-name="ro1">
          <table:table-cell table:style-name="ce8"/>
          <table:table-cell table:formula="of:=SUM([.B3:.B43])" office:value-type="float" office:value="4" calcext:value-type="float">
            <text:p>4</text:p>
          </table:table-cell>
          <table:table-cell table:formula="of:=SUM([.C3:.C43])" office:value-type="float" office:value="75" calcext:value-type="float">
            <text:p>75</text:p>
          </table:table-cell>
          <table:table-cell table:formula="of:=SUM([.D3:.D43])" office:value-type="float" office:value="96" calcext:value-type="float">
            <text:p>96</text:p>
          </table:table-cell>
          <table:table-cell table:formula="of:=SUM([.E3:.E43])" office:value-type="float" office:value="101" calcext:value-type="float">
            <text:p>101</text:p>
          </table:table-cell>
          <table:table-cell table:formula="of:=SUM([.F3:.F43])" office:value-type="float" office:value="116" calcext:value-type="float">
            <text:p>116</text:p>
          </table:table-cell>
          <table:table-cell table:formula="of:=SUM([.G3:.G43])" office:value-type="float" office:value="11" calcext:value-type="float">
            <text:p>11</text:p>
          </table:table-cell>
          <table:table-cell table:formula="of:=SUM([.H3:.H43])" office:value-type="float" office:value="54" calcext:value-type="float">
            <text:p>54</text:p>
          </table:table-cell>
          <table:table-cell table:formula="of:=SUM([.I3:.I43])" office:value-type="float" office:value="13" calcext:value-type="float">
            <text:p>13</text:p>
          </table:table-cell>
          <table:table-cell table:formula="of:=SUM([.J3:.J43])" office:value-type="float" office:value="71" calcext:value-type="float">
            <text:p>71</text:p>
          </table:table-cell>
          <table:table-cell table:formula="of:=SUM([.K3:.K43])" office:value-type="float" office:value="20" calcext:value-type="float">
            <text:p>20</text:p>
          </table:table-cell>
          <table:table-cell table:formula="of:=SUM([.L3:.L43])" office:value-type="float" office:value="36" calcext:value-type="float">
            <text:p>36</text:p>
          </table:table-cell>
          <table:table-cell table:formula="of:=SUM([.M3:.M43])" office:value-type="float" office:value="19" calcext:value-type="float">
            <text:p>19</text:p>
          </table:table-cell>
          <table:table-cell table:formula="of:=SUM([.N3:.N43])" office:value-type="float" office:value="15" calcext:value-type="float">
            <text:p>15</text:p>
          </table:table-cell>
          <table:table-cell table:formula="of:=SUM([.O3:.O43])" office:value-type="float" office:value="26" calcext:value-type="float">
            <text:p>26</text:p>
          </table:table-cell>
          <table:table-cell table:formula="of:=SUM([.P3:.P43])" office:value-type="float" office:value="30" calcext:value-type="float">
            <text:p>30</text:p>
          </table:table-cell>
          <table:table-cell table:formula="of:=SUM([.Q3:.Q43])" office:value-type="float" office:value="102" calcext:value-type="float">
            <text:p>102</text:p>
          </table:table-cell>
          <table:table-cell table:formula="of:=SUM([.R3:.R43])" office:value-type="float" office:value="178" calcext:value-type="float">
            <text:p>178</text:p>
          </table:table-cell>
          <table:table-cell table:formula="of:=SUM([.S3:.S43])" office:value-type="float" office:value="317" calcext:value-type="float">
            <text:p>317</text:p>
          </table:table-cell>
          <table:table-cell table:formula="of:=SUM([.T3:.T43])" office:value-type="float" office:value="325" calcext:value-type="float">
            <text:p>325</text:p>
          </table:table-cell>
          <table:table-cell table:formula="of:=SUM([.U3:.U43])" office:value-type="float" office:value="522" calcext:value-type="float">
            <text:p>522</text:p>
          </table:table-cell>
          <table:table-cell table:formula="of:=SUM([.V3:.V43])" office:value-type="float" office:value="293" calcext:value-type="float">
            <text:p>293</text:p>
          </table:table-cell>
          <table:table-cell table:formula="of:=SUM([.W3:.W43])" office:value-type="float" office:value="291" calcext:value-type="float">
            <text:p>291</text:p>
          </table:table-cell>
          <table:table-cell table:formula="of:=SUM([.X3:.X43])" office:value-type="float" office:value="302" calcext:value-type="float">
            <text:p>302</text:p>
          </table:table-cell>
          <table:table-cell table:formula="of:=SUM([.Y3:.Y43])" office:value-type="float" office:value="330" calcext:value-type="float">
            <text:p>330</text:p>
          </table:table-cell>
          <table:table-cell table:formula="of:=SUM([.Z3:.Z43])" office:value-type="float" office:value="429" calcext:value-type="float">
            <text:p>429</text:p>
          </table:table-cell>
          <table:table-cell table:formula="of:=SUM([.AA3:.AA44])" office:value-type="float" office:value="203" calcext:value-type="float">
            <text:p>203</text:p>
          </table:table-cell>
          <table:table-cell table:formula="of:=SUM([.AB3:.AB48])" office:value-type="float" office:value="205" calcext:value-type="float">
            <text:p>205</text:p>
          </table:table-cell>
          <table:table-cell table:formula="of:=SUM([.AC3:.AC49])" office:value-type="float" office:value="171" calcext:value-type="float">
            <text:p>171</text:p>
          </table:table-cell>
          <table:table-cell table:number-columns-repeated="995"/>
        </table:table-row>
        <table:table-row table:style-name="ro1">
          <table:table-cell table:style-name="ce8"/>
          <table:table-cell table:number-columns-repeated="24"/>
          <table:table-cell table:formula="of:=SUM([.B53:.Z53])" office:value-type="float" office:value="3776" calcext:value-type="float">
            <text:p>3776</text:p>
          </table:table-cell>
          <table:table-cell table:formula="of:=SUM([.B53:.AA53])" office:value-type="float" office:value="3979" calcext:value-type="float">
            <text:p>3979</text:p>
          </table:table-cell>
          <table:table-cell table:formula="of:=[.AA54]+[.AB53]" office:value-type="float" office:value="4184" calcext:value-type="float">
            <text:p>4184</text:p>
          </table:table-cell>
          <table:table-cell table:formula="of:=[.AB54]+[.AC53]" office:value-type="float" office:value="4355" calcext:value-type="float">
            <text:p>4355</text:p>
          </table:table-cell>
          <table:table-cell table:number-columns-repeated="3"/>
          <table:table-cell table:formula="of:=SUM([.AG3:.AG51])" office:value-type="float" office:value="4355" calcext:value-type="float">
            <text:p>4355</text:p>
          </table:table-cell>
          <table:table-cell table:number-columns-repeated="99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6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5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4">
          <table:table-cell table:style-name="ce9"/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 table:number-rows-repeated="3">
          <table:table-cell table:style-name="ce8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941">
          <table:table-cell table:style-name="ce3"/>
          <table:table-cell table:number-columns-repeated="1023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2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</text:p>
          </table:table-cell>
          <table:table-cell table:style-name="ce16" office:value-type="date" office:date-value="2019-03-06" calcext:value-type="date">
            <text:p>6-3-19</text:p>
          </table:table-cell>
          <table:table-cell table:style-name="ce14" office:value-type="string" calcext:value-type="string">
            <text:p>viento 4 - O</text:p>
          </table:table-cell>
          <table:table-cell table:style-name="ce14" office:value-type="string" calcext:value-type="string">
            <text:p>Tª 13,5</text:p>
          </table:table-cell>
          <table:table-cell table:style-name="ce14" office:value-type="string" calcext:value-type="string">
            <text:p>Sol </text:p>
          </table:table-cell>
          <table:table-cell table:style-name="ce17" office:value-type="time" office:time-value="PT12H10M00S" calcext:value-type="time">
            <text:p>12:10</text:p>
          </table:table-cell>
          <table:table-cell table:style-name="ce17" office:value-type="time" office:time-value="PT13H45M00S" calcext:value-type="time">
            <text:p>13:45</text:p>
          </table:table-cell>
          <table:table-cell table:style-name="ce18" table:number-columns-repeated="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15" office:value-type="string" calcext:value-type="string">
            <text:p>Lugar - Ciudad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 6</text:p>
          </table:table-cell>
          <table:table-cell table:style-name="ce19" office:value-type="string" calcext:value-type="string">
            <text:p>Secc 7</text:p>
          </table:table-cell>
          <table:table-cell table:style-name="ce19" office:value-type="string" calcext:value-type="string">
            <text:p>TOT</text:p>
          </table:table-cell>
          <table:table-cell table:style-name="ce21" table:number-columns-repeated="2"/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6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</text:p>
          </table:table-cell>
          <table:table-cell table:style-name="ce16" office:value-type="date" office:date-value="2019-03-13" calcext:value-type="date">
            <text:p>13-3-19</text:p>
          </table:table-cell>
          <table:table-cell table:style-name="ce14" office:value-type="string" calcext:value-type="string">
            <text:p>viento 5 - W</text:p>
          </table:table-cell>
          <table:table-cell table:style-name="ce14" office:value-type="string" calcext:value-type="string">
            <text:p>Tª 17,7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2H00M00S" calcext:value-type="time">
            <text:p>12:00</text:p>
          </table:table-cell>
          <table:table-cell table:style-name="ce17" office:value-type="time" office:time-value="PT13H25M00S" calcext:value-type="time">
            <text:p>13:2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4" table:formula="of:=SUM([.I3:.I9])" office:value-type="float" office:value="75" calcext:value-type="float">
            <text:p>75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3</text:p>
          </table:table-cell>
          <table:table-cell table:style-name="ce16" office:value-type="date" office:date-value="2019-03-20" calcext:value-type="date">
            <text:p>20-3-19</text:p>
          </table:table-cell>
          <table:table-cell table:style-name="ce14" office:value-type="string" calcext:value-type="string">
            <text:p>viento 3- S</text:p>
          </table:table-cell>
          <table:table-cell table:style-name="ce14" office:value-type="string" calcext:value-type="string">
            <text:p>Tª 15,2</text:p>
          </table:table-cell>
          <table:table-cell table:style-name="ce14" office:value-type="string" calcext:value-type="string">
            <text:p>Sol 4</text:p>
          </table:table-cell>
          <table:table-cell table:style-name="ce14" office:value-type="string" calcext:value-type="string">
            <text:p>12:OO:OO</text:p>
          </table:table-cell>
          <table:table-cell table:style-name="ce17" office:value-type="time" office:time-value="PT13H17M00S" calcext:value-type="time">
            <text:p>13:17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5:.H5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:.H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9:.H9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0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56">
          <table:table-cell table:number-columns-repeated="1024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69:.H69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70:.H7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71:.H71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72:.H7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3:.H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4:.H7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SUM([.B75:.H7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76:.H76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69:.I76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4</text:p>
          </table:table-cell>
          <table:table-cell table:style-name="ce16" office:value-type="date" office:date-value="2019-03-23" calcext:value-type="date">
            <text:p>23-3-19</text:p>
          </table:table-cell>
          <table:table-cell table:style-name="ce14" office:value-type="string" calcext:value-type="string">
            <text:p>viento 2 - O</text:p>
          </table:table-cell>
          <table:table-cell table:style-name="ce14" office:value-type="string" calcext:value-type="string">
            <text:p>Tª 18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0H30M00S" calcext:value-type="time">
            <text:p>10:30</text:p>
          </table:table-cell>
          <table:table-cell table:style-name="ce17" office:value-type="time" office:time-value="PT13H15M00S" calcext:value-type="time">
            <text:p>13:1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formula="of:=SUM([.B4:.H4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5:.H1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01" calcext:value-type="float">
            <text:p>101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1" table:style-name="ta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4</text:p>
          </table:table-cell>
          <table:table-cell table:style-name="ce16" office:value-type="date" office:date-value="2019-03-27" calcext:value-type="date">
            <text:p>27-3-19</text:p>
          </table:table-cell>
          <table:table-cell table:style-name="ce14" office:value-type="string" calcext:value-type="string">
            <text:p>viento 2 - S</text:p>
          </table:table-cell>
          <table:table-cell table:style-name="ce14" office:value-type="string" calcext:value-type="string">
            <text:p>Tª 16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2H00M00S" calcext:value-type="time">
            <text:p>12:00</text:p>
          </table:table-cell>
          <table:table-cell table:style-name="ce17" office:value-type="time" office:time-value="PT13H31M00S" calcext:value-type="time">
            <text:p>13:31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formula="of:=SUM([.B7:.H7])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number-columns-repeated="4"/>
          <table:table-cell table:formula="of:=SUM([.B9:.H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1:.H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2:.H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13:.H13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6" calcext:value-type="float">
            <text:p>116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5</text:p>
          </table:table-cell>
          <table:table-cell table:style-name="ce16" office:value-type="date" office:date-value="2019-04-03" calcext:value-type="date">
            <text:p>3-4-19</text:p>
          </table:table-cell>
          <table:table-cell table:style-name="ce14" office:value-type="string" calcext:value-type="string">
            <text:p>viento 4 -O</text:p>
          </table:table-cell>
          <table:table-cell table:style-name="ce14" office:value-type="string" calcext:value-type="string">
            <text:p>Tª 14</text:p>
          </table:table-cell>
          <table:table-cell table:style-name="ce14" office:value-type="string" calcext:value-type="string">
            <text:p>Sol 0</text:p>
          </table:table-cell>
          <table:table-cell table:style-name="ce17" office:value-type="time" office:time-value="PT12H15M00S" calcext:value-type="time">
            <text:p>12:15</text:p>
          </table:table-cell>
          <table:table-cell table:style-name="ce17" office:value-type="time" office:time-value="PT13H45M00S" calcext:value-type="time">
            <text:p>13:4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6</text:p>
          </table:table-cell>
          <table:table-cell table:style-name="ce16" office:value-type="date" office:date-value="2019-04-09" calcext:value-type="date">
            <text:p>9-4-19</text:p>
          </table:table-cell>
          <table:table-cell table:style-name="ce14" office:value-type="string" calcext:value-type="string">
            <text:p>viento 5 -O</text:p>
          </table:table-cell>
          <table:table-cell table:style-name="ce14" office:value-type="string" calcext:value-type="string">
            <text:p>Tª 17,5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1H55M00S" calcext:value-type="time">
            <text:p>11:55</text:p>
          </table:table-cell>
          <table:table-cell table:style-name="ce17" office:value-type="time" office:time-value="PT13H05M00S" calcext:value-type="time">
            <text:p>13:0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6:.H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9:.H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54" calcext:value-type="float">
            <text:p>54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" table:style-name="ta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7</text:p>
          </table:table-cell>
          <table:table-cell table:style-name="ce16" office:value-type="date" office:date-value="2019-04-18" calcext:value-type="date">
            <text:p>18-4-19</text:p>
          </table:table-cell>
          <table:table-cell table:style-name="ce14" office:value-type="string" calcext:value-type="string">
            <text:p>viento3 - E</text:p>
          </table:table-cell>
          <table:table-cell table:style-name="ce14" office:value-type="string" calcext:value-type="string">
            <text:p>Tª 16</text:p>
          </table:table-cell>
          <table:table-cell table:style-name="ce14" office:value-type="string" calcext:value-type="string">
            <text:p>Sol 0</text:p>
          </table:table-cell>
          <table:table-cell table:style-name="ce17" office:value-type="time" office:time-value="PT11H00M00S" calcext:value-type="time">
            <text:p>11:00</text:p>
          </table:table-cell>
          <table:table-cell table:style-name="ce17" office:value-type="time" office:time-value="PT14H05M00S" calcext:value-type="time">
            <text:p>14:0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25" office:value-type="string" calcext:value-type="string">
            <text:p>Carcharodus alce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ieris napi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formula="of:=SUM([.B5:.H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ieris blanca</text:p>
          </table:table-cell>
          <table:table-cell table:number-columns-repeated="4"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Pararge aegeri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La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Vanessa atalant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7]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" table:style-name="ta1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8</text:p>
          </table:table-cell>
          <table:table-cell table:style-name="ce16" office:value-type="date" office:date-value="2019-04-20" calcext:value-type="date">
            <text:p>20-4-19</text:p>
          </table:table-cell>
          <table:table-cell table:style-name="ce14" office:value-type="string" calcext:value-type="string">
            <text:p>viento3 - SE</text:p>
          </table:table-cell>
          <table:table-cell table:style-name="ce14" office:value-type="string" calcext:value-type="string">
            <text:p>Tª <text:s/>21</text:p>
          </table:table-cell>
          <table:table-cell table:style-name="ce14" office:value-type="string" calcext:value-type="string">
            <text:p>Sol 3</text:p>
          </table:table-cell>
          <table:table-cell table:style-name="ce17" office:value-type="time" office:time-value="PT12H20M00S" calcext:value-type="time">
            <text:p>12:20</text:p>
          </table:table-cell>
          <table:table-cell table:style-name="ce17" office:value-type="time" office:time-value="PT13H55M00S" calcext:value-type="time">
            <text:p>13:5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3:.H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4:.H4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/>
          <table:table-cell table:formula="of:=SUM([.B10:.H1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13:.H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14:.H14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0])" office:value-type="float" office:value="71" calcext:value-type="float">
            <text:p>71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_1" table:style-name="ta11"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number-columns-repeated="1014" table:default-cell-style-name="Default"/>
        <table:table-row table:style-name="ro1">
          <table:table-cell table:style-name="ce14" office:value-type="string" calcext:value-type="string">
            <text:p>Semana 8</text:p>
          </table:table-cell>
          <table:table-cell table:style-name="ce16" office:value-type="date" office:date-value="2019-04-25" calcext:value-type="date">
            <text:p>25-4-19</text:p>
          </table:table-cell>
          <table:table-cell table:style-name="ce14" office:value-type="string" calcext:value-type="string">
            <text:p>viento 3 - SE</text:p>
          </table:table-cell>
          <table:table-cell table:style-name="ce14" office:value-type="string" calcext:value-type="string">
            <text:p>Tª 17</text:p>
          </table:table-cell>
          <table:table-cell table:style-name="ce14" office:value-type="string" calcext:value-type="string">
            <text:p>Sol 2</text:p>
          </table:table-cell>
          <table:table-cell table:style-name="ce17" office:value-type="time" office:time-value="PT11H15M00S" calcext:value-type="time">
            <text:p>11:15</text:p>
          </table:table-cell>
          <table:table-cell table:style-name="ce17" office:value-type="time" office:time-value="PT13H15M00S" calcext:value-type="time">
            <text:p>13:15</text:p>
          </table:table-cell>
          <table:table-cell table:style-name="ce23" table:number-columns-repeated="2"/>
          <table:table-cell table:style-name="ce27"/>
          <table:table-cell table:number-columns-repeated="1014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8"/>
          <table:table-cell table:style-name="ce22" table:number-columns-repeated="14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5"/>
          <table:table-cell table:number-columns-repeated="6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style-name="ce25"/>
          <table:table-cell table:number-columns-repeated="6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25"/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2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style-name="ce25"/>
          <table:table-cell table:number-columns-repeated="6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style-name="ce25"/>
          <table:table-cell table:number-columns-repeated="6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style-name="ce25"/>
          <table:table-cell table:number-columns-repeated="3"/>
          <table:table-cell table:style-name="ce26"/>
          <table:table-cell table:number-columns-repeated="2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style-name="ce25"/>
          <table:table-cell table:number-columns-repeated="6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style-name="ce25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3" calcext:value-type="float">
            <text:p>3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25"/>
          <table:table-cell table:number-columns-repeated="6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25"/>
          <table:table-cell table:number-columns-repeated="6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style-name="ce25"/>
          <table:table-cell table:number-columns-repeated="6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style-name="ce25"/>
          <table:table-cell table:number-columns-repeated="6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style-name="ce25"/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style-name="ce25"/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1:.H21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27"/>
          <table:table-cell table:number-columns-repeated="1014"/>
        </table:table-row>
        <table:table-row table:style-name="ro1">
          <table:table-cell table:number-columns-repeated="8"/>
          <table:table-cell table:formula="of:=SUM([.I3:.I21])" office:value-type="float" office:value="20" calcext:value-type="float">
            <text:p>20</text:p>
          </table:table-cell>
          <table:table-cell table:style-name="ce27"/>
          <table:table-cell table:number-columns-repeated="1014"/>
        </table:table-row>
        <table:table-row table:style-name="ro1" table:number-rows-repeated="977">
          <table:table-cell table:number-columns-repeated="9"/>
          <table:table-cell table:style-name="ce27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8_1.F11:8_1.F11">
            <calcext:condition calcext:apply-style-name="ConditionalStyle_1" calcext:value="formula-is(LEN(TRIM([.F11]))&gt;0)" calcext:base-cell-address="8_1.F11"/>
          </calcext:conditional-format>
        </calcext:conditional-formats>
      </table:table>
      <table:table table:name="9" table:style-name="ta1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9</text:p>
          </table:table-cell>
          <table:table-cell table:style-name="ce16" office:value-type="date" office:date-value="2019-04-27" calcext:value-type="date">
            <text:p>27-4-19</text:p>
          </table:table-cell>
          <table:table-cell table:style-name="ce14" office:value-type="string" calcext:value-type="string">
            <text:p>viento 2 - O</text:p>
          </table:table-cell>
          <table:table-cell table:style-name="ce14" office:value-type="string" calcext:value-type="string">
            <text:p>Tª 16</text:p>
          </table:table-cell>
          <table:table-cell table:style-name="ce14" office:value-type="string" calcext:value-type="string">
            <text:p>Sol 3</text:p>
          </table:table-cell>
          <table:table-cell table:style-name="ce17" office:value-type="time" office:time-value="PT11H00M00S" calcext:value-type="time">
            <text:p>11:00</text:p>
          </table:table-cell>
          <table:table-cell table:style-name="ce17" office:value-type="time" office:time-value="PT12H30M00S" calcext:value-type="time">
            <text:p>12:3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0" office:value-type="string" calcext:value-type="string">
            <text:p>Fuera transecto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:.H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9:.H9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0:.H10]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4:.H14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29" office:value-type="string" calcext:value-type="string">
            <text:p>Lisandra Bellargus</text:p>
          </table:table-cell>
          <table:table-cell table:number-columns-repeated="9"/>
          <table:table-cell table:style-name="ce3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36" calcext:value-type="float">
            <text:p>36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_1" table:style-name="ta1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9</text:p>
          </table:table-cell>
          <table:table-cell table:style-name="ce16" office:value-type="date" office:date-value="2019-05-02" calcext:value-type="date">
            <text:p>2-5-19</text:p>
          </table:table-cell>
          <table:table-cell table:style-name="ce14" office:value-type="string" calcext:value-type="string">
            <text:p>viento 2 - SE</text:p>
          </table:table-cell>
          <table:table-cell table:style-name="ce14" office:value-type="string" calcext:value-type="string">
            <text:p>Tª 20</text:p>
          </table:table-cell>
          <table:table-cell table:style-name="ce14" office:value-type="string" calcext:value-type="string">
            <text:p>Sol 3</text:p>
          </table:table-cell>
          <table:table-cell table:style-name="ce17" office:value-type="time" office:time-value="PT11H30M00S" calcext:value-type="time">
            <text:p>11:30</text:p>
          </table:table-cell>
          <table:table-cell table:style-name="ce17" office:value-type="time" office:time-value="PT13H00M00S" calcext:value-type="time">
            <text:p>13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0"/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8" calcext:value-type="float">
            <text:p>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9"/>
          <table:table-cell table:number-columns-repeated="9"/>
          <table:table-cell table:style-name="ce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9" calcext:value-type="float">
            <text:p>19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" table:style-name="ta1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0</text:p>
          </table:table-cell>
          <table:table-cell table:style-name="ce16" office:value-type="date" office:date-value="2019-05-06" calcext:value-type="date">
            <text:p>6-5-19</text:p>
          </table:table-cell>
          <table:table-cell table:style-name="ce14" office:value-type="string" calcext:value-type="string">
            <text:p>viento 2 - S</text:p>
          </table:table-cell>
          <table:table-cell table:style-name="ce14" office:value-type="string" calcext:value-type="string">
            <text:p>Tª 21,6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7H30M00S" calcext:value-type="time">
            <text:p>17:30</text:p>
          </table:table-cell>
          <table:table-cell table:style-name="ce17" office:value-type="time" office:time-value="PT19H00M00S" calcext:value-type="time">
            <text:p>19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formula="of:=SUM([.B7:.H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4:.H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_1" table:style-name="ta1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0</text:p>
          </table:table-cell>
          <table:table-cell table:style-name="ce16" office:value-type="date" office:date-value="2019-05-09" calcext:value-type="date">
            <text:p>9-5-19</text:p>
          </table:table-cell>
          <table:table-cell table:style-name="ce14" office:value-type="string" calcext:value-type="string">
            <text:p>viento 4 - O</text:p>
          </table:table-cell>
          <table:table-cell table:style-name="ce14" office:value-type="string" calcext:value-type="string">
            <text:p>Tª 20,8</text:p>
          </table:table-cell>
          <table:table-cell table:style-name="ce14" office:value-type="string" calcext:value-type="string">
            <text:p>Sol 4</text:p>
          </table:table-cell>
          <table:table-cell table:style-name="ce17" office:value-type="time" office:time-value="PT11H00M00S" calcext:value-type="time">
            <text:p>11:00</text:p>
          </table:table-cell>
          <table:table-cell table:style-name="ce17" office:value-type="time" office:time-value="PT14H00M00S" calcext:value-type="time">
            <text:p>14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formula="of:=SUM([.K3]+[.I3])" office:value-type="float" office:value="1" calcext:value-type="float">
            <text:p>1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K4]+[.I4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K5]+[.I5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formula="of:=SUM([.K6]+[.I6])" office:value-type="float" office:value="4" calcext:value-type="float">
            <text:p>4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SUM([.B7:.H7])" office:value-type="float" office:value="12" calcext:value-type="float">
            <text:p>12</text:p>
          </table:table-cell>
          <table:table-cell table:formula="of:=SUM([.K7]+[.I7])" office:value-type="float" office:value="22" calcext:value-type="float">
            <text:p>22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K8]+[.I8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K9]+[.I9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K10]+[.I10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K11]+[.I11])" office:value-type="float" office:value="0" calcext:value-type="float">
            <office:annotation draw:style-name="gr3" draw:text-style-name="P2" svg:width="320.6pt" svg:height="207.24pt" svg:x="861.14pt" svg:y="106.38pt" draw:caption-point-x="-11.54pt" draw:caption-point-y="51.39pt">
              <dc:date>2019-08-16T00:00:00</dc:date>
              <text:p text:style-name="P1">Esta semana tambien he hecho dos veces el recorrido y dado la poca cantidad de mariposas que veia ultimamente se me ha ocurrido alargarlo un poco mas, asi que hay una parte 8 que de momento no da muchas alegrias pero que seguire haciendo si sirve para algo, en caso contrario me quedo con lo que venia haciendo hasta ahora. <text:s/>En cuanto al recorrido la parte del campo de almendros la han termindado de arar aunque ahora no lo han hecho a lo bestia como la primera vez y algo ha quedado (me refiero a las plantas porque las mariposas han desaparecido ), tambien han cortado la hierba de un viñedo por donde tambien paso y para colmo de males hay una colonia de abejarucos (3 parejas por lo menos) anidando en la parte 3 asi que supongo que alguna se comeran lo mismo que la colonia de golondrinas que hay al final del 5, esta ya <text:s/>es peor porque hay mas de 50 nido en un almacen abandonado y aunque no esten todos ocupados ahora <text:s/>no me imagino cuando salgan los pollos ..... bueno alguna quedara . </text:p>
              <text:p text:style-name="P1">si prefieres que estos comentarios los haga a traves del grupo de wasap hazmelo saber</text:p>
              <text:p text:style-name="P1"><text:tab/>-Antonio Mariñosa Buil</text:p>
            </office:annotation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K12]+[.I12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K13]+[.I13])" office:value-type="float" office:value="8" calcext:value-type="float">
            <text:p>8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K14]+[.I14])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K15]+[.I15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K16]+[.I16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17]+[.I17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18]+[.I18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K19]+[.I19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K20]+[.I20])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21]+[.I21])" office:value-type="float" office:value="0" calcext:value-type="float">
            <text:p>0</text:p>
          </table:table-cell>
          <table:table-cell table:style-name="ce3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22]+[.I22])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B19:.H19])" office:value-type="float" office:value="0" calcext:value-type="float">
            <text:p>0</text:p>
          </table:table-cell>
          <table:table-cell/>
          <table:table-cell table:style-name="ce34"/>
          <table:table-cell table:number-columns-repeated="1013"/>
        </table:table-row>
        <table:table-row table:style-name="ro1">
          <table:table-cell table:number-columns-repeated="8"/>
          <table:table-cell table:formula="of:=SUM([.I3:.I21])" office:value-type="float" office:value="26" calcext:value-type="float">
            <text:p>26</text:p>
          </table:table-cell>
          <table:table-cell table:formula="of:=SUM([.J3:.J23])" office:value-type="float" office:value="48" calcext:value-type="float">
            <text:p>48</text:p>
          </table:table-cell>
          <table:table-cell table:formula="of:=SUM([.K3:.K22])" office:value-type="float" office:value="22" calcext:value-type="float">
            <text:p>22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1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1</text:p>
          </table:table-cell>
          <table:table-cell table:style-name="ce16" office:value-type="date" office:date-value="2019-05-15" calcext:value-type="date">
            <text:p>15-5-19</text:p>
          </table:table-cell>
          <table:table-cell table:style-name="ce14" office:value-type="string" calcext:value-type="string">
            <text:p>viento 2 -S</text:p>
          </table:table-cell>
          <table:table-cell table:style-name="ce14" office:value-type="string" calcext:value-type="string">
            <text:p>Tª 24</text:p>
          </table:table-cell>
          <table:table-cell table:style-name="ce14" office:value-type="string" calcext:value-type="string">
            <text:p>Sol 3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time" office:time-value="PT14H30M00S" calcext:value-type="time">
            <text:p>14:3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formula="of:=SUM([.B7:.H7])" office:value-type="float" office:value="30" calcext:value-type="float">
            <text:p>30</text:p>
          </table:table-cell>
          <table:table-cell table:formula="of:=SUM([.I7]+[.K7])" office:value-type="float" office:value="49" calcext:value-type="float">
            <text:p>49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4])" office:value-type="float" office:value="30" calcext:value-type="float">
            <text:p>30</text:p>
          </table:table-cell>
          <table:table-cell table:formula="of:=SUM([.J3:.J24])" office:value-type="float" office:value="67" calcext:value-type="float">
            <text:p>67</text:p>
          </table:table-cell>
          <table:table-cell table:formula="of:=SUM([.K3:.K24])" office:value-type="float" office:value="37" calcext:value-type="float">
            <text:p>37</text:p>
          </table:table-cell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1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2</text:p>
          </table:table-cell>
          <table:table-cell table:style-name="ce16" office:value-type="date" office:date-value="2019-05-22" calcext:value-type="date">
            <text:p>22-5-19</text:p>
          </table:table-cell>
          <table:table-cell table:style-name="ce14" office:value-type="string" calcext:value-type="string">
            <text:p>viento 2 -S</text:p>
          </table:table-cell>
          <table:table-cell table:style-name="ce14" office:value-type="string" calcext:value-type="string">
            <text:p>Tª 22,5</text:p>
          </table:table-cell>
          <table:table-cell table:style-name="ce14" office:value-type="string" calcext:value-type="string">
            <text:p>Sol 4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time" office:time-value="PT14H45M00S" calcext:value-type="time">
            <text:p>14:4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6:.H6])" office:value-type="float" office:value="17" calcext:value-type="float">
            <text:p>17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7:.H7])" office:value-type="float" office:value="53" calcext:value-type="float">
            <text:p>53</text:p>
          </table:table-cell>
          <table:table-cell table:formula="of:=SUM([.I7]+[.K7])" office:value-type="float" office:value="62" calcext:value-type="float">
            <text:p>6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6])" office:value-type="float" office:value="83" calcext:value-type="float">
            <text:p>83</text:p>
          </table:table-cell>
          <table:table-cell table:formula="of:=SUM([.J3:.J26])" office:value-type="float" office:value="102" calcext:value-type="float">
            <text:p>102</text:p>
          </table:table-cell>
          <table:table-cell table:formula="of:=SUM([.K3:.K26])" office:value-type="float" office:value="19" calcext:value-type="float">
            <text:p>19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" table:style-name="ta1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3</text:p>
          </table:table-cell>
          <table:table-cell table:style-name="ce16" office:value-type="date" office:date-value="2019-05-29" calcext:value-type="date">
            <text:p>29-5-19</text:p>
          </table:table-cell>
          <table:table-cell table:style-name="ce14" office:value-type="string" calcext:value-type="string">
            <text:p>viento 2 -NE</text:p>
          </table:table-cell>
          <table:table-cell table:style-name="ce14" office:value-type="string" calcext:value-type="string">
            <text:p>Tª 23,5</text:p>
          </table:table-cell>
          <table:table-cell table:style-name="ce14" office:value-type="string" calcext:value-type="string">
            <text:p>Sol 4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time" office:time-value="PT15H00M00S" calcext:value-type="time">
            <text:p>15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4:.H4])" office:value-type="float" office:value="2" calcext:value-type="float">
            <text:p>2</text:p>
          </table:table-cell>
          <table:table-cell table:formula="of:=SUM([.I4]+[.K4])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5:.H5])" office:value-type="float" office:value="1" calcext:value-type="float">
            <text:p>1</text:p>
          </table:table-cell>
          <table:table-cell table:formula="of:=SUM([.I5]+[.K5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formula="of:=SUM([.B6:.H6])" office:value-type="float" office:value="46" calcext:value-type="float">
            <text:p>46</text:p>
          </table:table-cell>
          <table:table-cell table:formula="of:=SUM([.I6]+[.K6])" office:value-type="float" office:value="46" calcext:value-type="float">
            <text:p>46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2" calcext:value-type="float">
            <text:p>52</text:p>
          </table:table-cell>
          <table:table-cell table:formula="of:=SUM([.I7]+[.K7])" office:value-type="float" office:value="71" calcext:value-type="float">
            <text:p>71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formula="of:=SUM([.I11]+[.K11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6" calcext:value-type="float">
            <text:p>6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3:.H23])" office:value-type="float" office:value="2" calcext:value-type="float">
            <text:p>2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number-columns-repeated="4"/>
          <table:table-cell table:formula="of:=SUM([.B25:.H25])" office:value-type="float" office:value="11" calcext:value-type="float">
            <text:p>11</text:p>
          </table:table-cell>
          <table:table-cell table:formula="of:=SUM([.I25]+[.K25])" office:value-type="float" office:value="24" calcext:value-type="float">
            <text:p>24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7])" office:value-type="float" office:value="127" calcext:value-type="float">
            <text:p>127</text:p>
          </table:table-cell>
          <table:table-cell table:formula="of:=SUM([.J3:.J27])" office:value-type="float" office:value="178" calcext:value-type="float">
            <text:p>178</text:p>
          </table:table-cell>
          <table:table-cell table:formula="of:=SUM([.K3:.K26])" office:value-type="float" office:value="51" calcext:value-type="float">
            <text:p>51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" table:style-name="ta1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4</text:p>
          </table:table-cell>
          <table:table-cell table:style-name="ce16" office:value-type="date" office:date-value="2019-06-05" calcext:value-type="date">
            <text:p>5-6-19</text:p>
          </table:table-cell>
          <table:table-cell table:style-name="ce14" office:value-type="string" calcext:value-type="string">
            <text:p>viento 2 -O</text:p>
          </table:table-cell>
          <table:table-cell table:style-name="ce14" office:value-type="string" calcext:value-type="string">
            <text:p>Tª 20,25</text:p>
          </table:table-cell>
          <table:table-cell table:style-name="ce14" office:value-type="string" calcext:value-type="string">
            <text:p>Sol 3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time" office:time-value="PT16H00M00S" calcext:value-type="time">
            <text:p>16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3" calcext:value-type="float">
            <text:p>3</text:p>
          </table:table-cell>
          <table:table-cell table:formula="of:=SUM([.I4]+[.K4])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formula="of:=SUM([.B6:.H6])" office:value-type="float" office:value="75" calcext:value-type="float">
            <text:p>75</text:p>
          </table:table-cell>
          <table:table-cell table:formula="of:=SUM([.I6]+[.K6])" office:value-type="float" office:value="85" calcext:value-type="float">
            <text:p>8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3:.H23])" office:value-type="float" office:value="5" calcext:value-type="float">
            <text:p>5</text:p>
          </table:table-cell>
          <table:table-cell table:formula="of:=SUM([.I23]+[.K23])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4"/>
          <table:table-cell table:formula="of:=SUM([.B25:.H25])" office:value-type="float" office:value="141" calcext:value-type="float">
            <text:p>141</text:p>
          </table:table-cell>
          <table:table-cell table:formula="of:=SUM([.I25]+[.K25])" office:value-type="float" office:value="164" calcext:value-type="float">
            <text:p>164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11" calcext:value-type="float">
            <text:p>11</text:p>
          </table:table-cell>
          <table:table-cell table:formula="of:=SUM([.I26]+[.K26])" office:value-type="float" office:value="20" calcext:value-type="float">
            <text:p>2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2" calcext:value-type="float">
            <text:p>2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8"/>
          <table:table-cell table:formula="of:=SUM([.I29]+[.K29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29])" office:value-type="float" office:value="2" calcext:value-type="float">
            <text:p>2</text:p>
          </table:table-cell>
          <table:table-cell table:formula="of:=SUM([.C3:.C29])" office:value-type="float" office:value="38" calcext:value-type="float">
            <text:p>38</text:p>
          </table:table-cell>
          <table:table-cell table:formula="of:=SUM([.D3:.D29])" office:value-type="float" office:value="137" calcext:value-type="float">
            <text:p>137</text:p>
          </table:table-cell>
          <table:table-cell table:formula="of:=SUM([.E3:.E29])" office:value-type="float" office:value="6" calcext:value-type="float">
            <text:p>6</text:p>
          </table:table-cell>
          <table:table-cell table:formula="of:=SUM([.F3:.F29])" office:value-type="float" office:value="44" calcext:value-type="float">
            <text:p>44</text:p>
          </table:table-cell>
          <table:table-cell table:formula="of:=SUM([.G3:.G29])" office:value-type="float" office:value="9" calcext:value-type="float">
            <text:p>9</text:p>
          </table:table-cell>
          <table:table-cell table:formula="of:=SUM([.H3:.H29])" office:value-type="float" office:value="24" calcext:value-type="float">
            <text:p>24</text:p>
          </table:table-cell>
          <table:table-cell table:formula="of:=SUM([.I3:.I29])" office:value-type="float" office:value="260" calcext:value-type="float">
            <text:p>260</text:p>
          </table:table-cell>
          <table:table-cell table:formula="of:=SUM([.J3:.J29])" office:value-type="float" office:value="317" calcext:value-type="float">
            <text:p>317</text:p>
          </table:table-cell>
          <table:table-cell table:formula="of:=SUM([.K3:.K29])" office:value-type="float" office:value="57" calcext:value-type="float">
            <text:p>57</text:p>
          </table:table-cell>
          <table:table-cell table:number-columns-repeated="101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" table:style-name="ta2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5</text:p>
          </table:table-cell>
          <table:table-cell table:style-name="ce16" office:value-type="date" office:date-value="2019-06-13" calcext:value-type="date">
            <text:p>13-6-19</text:p>
          </table:table-cell>
          <table:table-cell table:style-name="ce14" office:value-type="string" calcext:value-type="string">
            <text:p>viento <text:s/>4 -SE</text:p>
          </table:table-cell>
          <table:table-cell table:style-name="ce14" office:value-type="string" calcext:value-type="string">
            <text:p>Tª <text:s/>25</text:p>
          </table:table-cell>
          <table:table-cell table:style-name="ce14" office:value-type="string" calcext:value-type="string">
            <text:p>Sol <text:s/>1</text:p>
          </table:table-cell>
          <table:table-cell table:style-name="ce17" office:value-type="time" office:time-value="PT15H30M00S" calcext:value-type="time">
            <text:p>15:30</text:p>
          </table:table-cell>
          <table:table-cell table:style-name="ce17" office:value-type="time" office:time-value="PT20H00M00S" calcext:value-type="time">
            <text:p>20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7" calcext:value-type="float">
            <text:p>7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formula="of:=SUM([.B6:.H6])" office:value-type="float" office:value="56" calcext:value-type="float">
            <text:p>56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formula="of:=SUM([.B7:.H7])" office:value-type="float" office:value="25" calcext:value-type="float">
            <text:p>25</text:p>
          </table:table-cell>
          <table:table-cell table:formula="of:=SUM([.I7]+[.K7])" office:value-type="float" office:value="25" calcext:value-type="float">
            <text:p>2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0:.H10])" office:value-type="float" office:value="2" calcext:value-type="float">
            <text:p>2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0:.H20])" office:value-type="float" office:value="8" calcext:value-type="float">
            <text:p>8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25:.H25])" office:value-type="float" office:value="121" calcext:value-type="float">
            <text:p>121</text:p>
          </table:table-cell>
          <table:table-cell table:formula="of:=SUM([.I25]+[.K25])" office:value-type="float" office:value="165" calcext:value-type="float">
            <text:p>165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  <table:table-cell table:formula="of:=SUM([.B26:.H26])" office:value-type="float" office:value="27" calcext:value-type="float">
            <text:p>27</text:p>
          </table:table-cell>
          <table:table-cell table:formula="of:=SUM([.I26]+[.K26])" office:value-type="float" office:value="41" calcext:value-type="float">
            <text:p>41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9:.H29])" office:value-type="float" office:value="1" calcext:value-type="float">
            <text:p>1</text:p>
          </table:table-cell>
          <table:table-cell table:formula="of:=SUM([.I29]+[.K29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/>
          <table:table-cell table:number-columns-repeated="6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2:.H32])" office:value-type="float" office:value="3" calcext:value-type="float">
            <text:p>3</text:p>
          </table:table-cell>
          <table:table-cell table:formula="of:=SUM([.I32]+[.K32])" office:value-type="float" office:value="3" calcext:value-type="float">
            <text:p>3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2])" office:value-type="float" office:value="25" calcext:value-type="float">
            <text:p>25</text:p>
          </table:table-cell>
          <table:table-cell table:formula="of:=SUM([.C3:.C32])" office:value-type="float" office:value="66" calcext:value-type="float">
            <text:p>66</text:p>
          </table:table-cell>
          <table:table-cell table:formula="of:=SUM([.D3:.D32])" office:value-type="float" office:value="133" calcext:value-type="float">
            <text:p>133</text:p>
          </table:table-cell>
          <table:table-cell table:formula="of:=SUM([.E3:.E32])" office:value-type="float" office:value="6" calcext:value-type="float">
            <text:p>6</text:p>
          </table:table-cell>
          <table:table-cell table:formula="of:=SUM([.F3:.F32])" office:value-type="float" office:value="28" calcext:value-type="float">
            <text:p>28</text:p>
          </table:table-cell>
          <table:table-cell table:formula="of:=SUM([.G3:.G32])" office:value-type="float" office:value="2" calcext:value-type="float">
            <text:p>2</text:p>
          </table:table-cell>
          <table:table-cell table:formula="of:=SUM([.H3:.H32])" office:value-type="float" office:value="1" calcext:value-type="float">
            <text:p>1</text:p>
          </table:table-cell>
          <table:table-cell table:formula="of:=SUM([.I3:.I32])" office:value-type="float" office:value="261" calcext:value-type="float">
            <text:p>261</text:p>
          </table:table-cell>
          <table:table-cell table:formula="of:=SUM([.J3:.J32])" office:value-type="float" office:value="325" calcext:value-type="float">
            <text:p>325</text:p>
          </table:table-cell>
          <table:table-cell table:formula="of:=SUM([.K3:.K31])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formula="of:=SUM([.B35:.H35])" office:value-type="float" office:value="261" calcext:value-type="float">
            <text:p>261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" table:style-name="ta21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5</text:p>
          </table:table-cell>
          <table:table-cell table:style-name="ce16" office:value-type="date" office:date-value="2019-06-13" calcext:value-type="date">
            <text:p>13-6-19</text:p>
          </table:table-cell>
          <table:table-cell table:style-name="ce14" office:value-type="string" calcext:value-type="string">
            <text:p>viento <text:s/>4 -SE</text:p>
          </table:table-cell>
          <table:table-cell table:style-name="ce14" office:value-type="string" calcext:value-type="string">
            <text:p>Tª <text:s/>25</text:p>
          </table:table-cell>
          <table:table-cell table:style-name="ce14" office:value-type="string" calcext:value-type="string">
            <text:p>Sol <text:s/>1</text:p>
          </table:table-cell>
          <table:table-cell table:style-name="ce17" office:value-type="time" office:time-value="PT15H30M00S" calcext:value-type="time">
            <text:p>15:30</text:p>
          </table:table-cell>
          <table:table-cell table:style-name="ce17" office:value-type="time" office:time-value="PT20H00M00S" calcext:value-type="time">
            <text:p>20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SUM([.B3:.H3])" office:value-type="float" office:value="3" calcext:value-type="float">
            <text:p>3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SUM([.B5:.H5])" office:value-type="float" office:value="26" calcext:value-type="float">
            <text:p>26</text:p>
          </table:table-cell>
          <table:table-cell table:formula="of:=SUM([.I5]+[.K5])" office:value-type="float" office:value="26" calcext:value-type="float">
            <text:p>26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5" calcext:value-type="float">
            <text:p>35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0" calcext:value-type="float">
            <text:p>50</text:p>
          </table:table-cell>
          <table:table-cell table:formula="of:=SUM([.I7]+[.K7])" office:value-type="float" office:value="66" calcext:value-type="float">
            <text:p>66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formula="of:=SUM([.I8]+[.K8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0" calcext:value-type="float">
            <text:p>1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8" calcext:value-type="float">
            <text:p>8</text:p>
          </table:table-cell>
          <table:table-cell table:formula="of:=SUM([.I14]+[.K14]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B22:.H22])" office:value-type="float" office:value="7" calcext:value-type="float">
            <text:p>7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188" calcext:value-type="float">
            <text:p>188</text:p>
          </table:table-cell>
          <table:table-cell table:formula="of:=SUM([.I25]+[.K25])" office:value-type="float" office:value="248" calcext:value-type="float">
            <text:p>248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SUM([.B26:.H26])" office:value-type="float" office:value="26" calcext:value-type="float">
            <text:p>26</text:p>
          </table:table-cell>
          <table:table-cell table:formula="of:=SUM([.I26]+[.K26])" office:value-type="float" office:value="46" calcext:value-type="float">
            <text:p>46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7:.H27])" office:value-type="float" office:value="5" calcext:value-type="float">
            <text:p>5</text:p>
          </table:table-cell>
          <table:table-cell table:formula="of:=SUM([.I27]+[.K27])" office:value-type="float" office:value="5" calcext:value-type="float">
            <text:p>5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8:.H28])" office:value-type="float" office:value="5" calcext:value-type="float">
            <text:p>5</text:p>
          </table:table-cell>
          <table:table-cell table:formula="of:=SUM([.I28]+[.K28])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  <table:table-cell table:formula="of:=SUM([.B32:.H32])" office:value-type="float" office:value="29" calcext:value-type="float">
            <text:p>29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7:.H37])" office:value-type="float" office:value="1" calcext:value-type="float">
            <text:p>1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9" calcext:value-type="float">
            <text:p>39</text:p>
          </table:table-cell>
          <table:table-cell table:formula="of:=SUM([.C3:.C37])" office:value-type="float" office:value="106" calcext:value-type="float">
            <text:p>106</text:p>
          </table:table-cell>
          <table:table-cell table:formula="of:=SUM([.D3:.D37])" office:value-type="float" office:value="174" calcext:value-type="float">
            <text:p>174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53" calcext:value-type="float">
            <text:p>53</text:p>
          </table:table-cell>
          <table:table-cell table:formula="of:=SUM([.G3:.G37])" office:value-type="float" office:value="10" calcext:value-type="float">
            <text:p>10</text:p>
          </table:table-cell>
          <table:table-cell table:formula="of:=SUM([.H3:.H37])" office:value-type="float" office:value="19" calcext:value-type="float">
            <text:p>19</text:p>
          </table:table-cell>
          <table:table-cell table:formula="of:=SUM([.I3:.I37])" office:value-type="float" office:value="405" calcext:value-type="float">
            <text:p>405</text:p>
          </table:table-cell>
          <table:table-cell table:formula="of:=SUM([.J3:.J37])" office:value-type="float" office:value="522" calcext:value-type="float">
            <text:p>522</text:p>
          </table:table-cell>
          <table:table-cell table:formula="of:=SUM([.K3:.K37])" office:value-type="float" office:value="117" calcext:value-type="float">
            <text:p>117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" table:style-name="ta2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7</text:p>
          </table:table-cell>
          <table:table-cell table:style-name="ce37" office:value-type="string" calcext:value-type="string">
            <text:p>26/27-06-2019</text:p>
          </table:table-cell>
          <table:table-cell table:style-name="ce14" office:value-type="string" calcext:value-type="string">
            <text:p>viento 4 O</text:p>
          </table:table-cell>
          <table:table-cell table:style-name="ce14" office:value-type="string" calcext:value-type="string">
            <text:p>Tª <text:s/>35</text:p>
          </table:table-cell>
          <table:table-cell table:style-name="ce14" office:value-type="string" calcext:value-type="string">
            <text:p>Sol <text:s/>3</text:p>
          </table:table-cell>
          <table:table-cell table:style-name="ce17" office:value-type="time" office:time-value="PT19H00M00S" calcext:value-type="time">
            <text:p>19:00</text:p>
          </table:table-cell>
          <table:table-cell table:style-name="ce17" office:value-type="time" office:time-value="PT20H30M00S" calcext:value-type="time">
            <text:p>20:3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27" calcext:value-type="float">
            <text:p>27</text:p>
          </table:table-cell>
          <table:table-cell table:formula="of:=SUM([.I6]+[.K6])" office:value-type="float" office:value="33" calcext:value-type="float">
            <text:p>3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9" calcext:value-type="float">
            <text:p>9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14:.H14])" office:value-type="float" office:value="5" calcext:value-type="float">
            <text:p>5</text:p>
          </table:table-cell>
          <table:table-cell table:formula="of:=SUM([.I14]+[.K14])" office:value-type="float" office:value="5" calcext:value-type="float">
            <text:p>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0:.H20])" office:value-type="float" office:value="9" calcext:value-type="float">
            <text:p>9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60" calcext:value-type="float">
            <text:p>60</text:p>
          </table:table-cell>
          <table:table-cell table:formula="of:=SUM([.I25]+[.K25])" office:value-type="float" office:value="105" calcext:value-type="float">
            <text:p>105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8" calcext:value-type="float">
            <text:p>8</text:p>
          </table:table-cell>
          <table:table-cell table:formula="of:=SUM([.I26]+[.K26])" office:value-type="float" office:value="25" calcext:value-type="float">
            <text:p>25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3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9" calcext:value-type="float">
            <text:p>9</text:p>
          </table:table-cell>
          <table:table-cell table:formula="of:=SUM([.I28]+[.K28])" office:value-type="float" office:value="15" calcext:value-type="float">
            <text:p>1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1:.H31])" office:value-type="float" office:value="3" calcext:value-type="float">
            <text:p>3</text:p>
          </table:table-cell>
          <table:table-cell table:formula="of:=SUM([.I31]+[.K31])" office:value-type="float" office:value="24" calcext:value-type="float">
            <text:p>24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4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31" calcext:value-type="float">
            <text:p>3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7" calcext:value-type="float">
            <text:p>7</text:p>
          </table:table-cell>
          <table:table-cell table:formula="of:=SUM([.C3:.C37])" office:value-type="float" office:value="54" calcext:value-type="float">
            <text:p>54</text:p>
          </table:table-cell>
          <table:table-cell table:formula="of:=SUM([.D3:.D37])" office:value-type="float" office:value="71" calcext:value-type="float">
            <text:p>71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5" calcext:value-type="float">
            <text:p>5</text:p>
          </table:table-cell>
          <table:table-cell table:formula="of:=SUM([.I3:.I37])" office:value-type="float" office:value="168" calcext:value-type="float">
            <text:p>168</text:p>
          </table:table-cell>
          <table:table-cell table:formula="of:=SUM([.J3:.J39])" office:value-type="float" office:value="293" calcext:value-type="float">
            <text:p>293</text:p>
          </table:table-cell>
          <table:table-cell table:formula="of:=SUM([.K3:.K39])" office:value-type="float" office:value="125" calcext:value-type="float">
            <text:p>125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" table:style-name="ta2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8</text:p>
          </table:table-cell>
          <table:table-cell table:style-name="ce38" office:value-type="date" office:date-value="2019-07-01" calcext:value-type="date">
            <text:p>01-07-2019</text:p>
          </table:table-cell>
          <table:table-cell table:style-name="ce14" office:value-type="string" calcext:value-type="string">
            <text:p>viento </text:p>
          </table:table-cell>
          <table:table-cell table:style-name="ce14" office:value-type="string" calcext:value-type="string">
            <text:p>Tª <text:s/>29</text:p>
          </table:table-cell>
          <table:table-cell table:style-name="ce14" office:value-type="string" calcext:value-type="string">
            <text:p>Sol <text:s/></text:p>
          </table:table-cell>
          <table:table-cell table:style-name="ce17" office:value-type="time" office:time-value="PT10H00M00S" calcext:value-type="time">
            <text:p>10:00</text:p>
          </table:table-cell>
          <table:table-cell table:style-name="ce17" office:value-type="time" office:time-value="PT13H00M00S" calcext:value-type="time">
            <text:p>13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SUM([.B6:.H6])" office:value-type="float" office:value="57" calcext:value-type="float">
            <text:p>57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formula="of:=SUM([.B7:.H7])" office:value-type="float" office:value="57" calcext:value-type="float">
            <text:p>57</text:p>
          </table:table-cell>
          <table:table-cell table:formula="of:=SUM([.I7]+[.K7])" office:value-type="float" office:value="57" calcext:value-type="float">
            <text:p>57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9" calcext:value-type="float">
            <text:p>9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15:.H15])" office:value-type="float" office:value="6" calcext:value-type="float">
            <text:p>6</text:p>
          </table:table-cell>
          <table:table-cell table:formula="of:=SUM([.I15]+[.K15])" office:value-type="float" office:value="6" calcext:value-type="float">
            <text:p>6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4:.H24])" office:value-type="float" office:value="4" calcext:value-type="float">
            <text:p>4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5:.H25])" office:value-type="float" office:value="70" calcext:value-type="float">
            <text:p>70</text:p>
          </table:table-cell>
          <table:table-cell table:formula="of:=SUM([.I25]+[.K25])" office:value-type="float" office:value="70" calcext:value-type="float">
            <text:p>7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6:.H26])" office:value-type="float" office:value="4" calcext:value-type="float">
            <text:p>4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8:.H28])" office:value-type="float" office:value="13" calcext:value-type="float">
            <text:p>13</text:p>
          </table:table-cell>
          <table:table-cell table:formula="of:=SUM([.I28]+[.K28])" office:value-type="float" office:value="13" calcext:value-type="float">
            <text:p>1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1:.H31])" office:value-type="float" office:value="2" calcext:value-type="float">
            <text:p>2</text:p>
          </table:table-cell>
          <table:table-cell table:formula="of:=SUM([.I31]+[.K31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32:.H32])" office:value-type="float" office:value="49" calcext:value-type="float">
            <text:p>49</text:p>
          </table:table-cell>
          <table:table-cell table:formula="of:=SUM([.I32]+[.K32])" office:value-type="float" office:value="49" calcext:value-type="float">
            <text:p>49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2" calcext:value-type="float">
            <text:p>2</text:p>
          </table:table-cell>
          <table:table-cell table:formula="of:=SUM([.I40]+[.K40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60" calcext:value-type="float">
            <text:p>60</text:p>
          </table:table-cell>
          <table:table-cell table:formula="of:=SUM([.C3:.C37])" office:value-type="float" office:value="49" calcext:value-type="float">
            <text:p>49</text:p>
          </table:table-cell>
          <table:table-cell table:formula="of:=SUM([.D3:.D37])" office:value-type="float" office:value="77" calcext:value-type="float">
            <text:p>77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80" calcext:value-type="float">
            <text:p>8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23" calcext:value-type="float">
            <text:p>23</text:p>
          </table:table-cell>
          <table:table-cell table:formula="of:=SUM([.I3:.I40])" office:value-type="float" office:value="291" calcext:value-type="float">
            <text:p>291</text:p>
          </table:table-cell>
          <table:table-cell table:formula="of:=SUM([.J3:.J40])" office:value-type="float" office:value="291" calcext:value-type="float">
            <text:p>291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1)" table:style-name="ta2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8</text:p>
          </table:table-cell>
          <table:table-cell table:style-name="ce16" office:value-type="date" office:date-value="2019-07-10" calcext:value-type="date">
            <text:p>10-7-19</text:p>
          </table:table-cell>
          <table:table-cell table:style-name="ce14" office:value-type="string" calcext:value-type="string">
            <text:p>viento <text:s/>2 -O</text:p>
          </table:table-cell>
          <table:table-cell table:style-name="ce14" office:value-type="string" calcext:value-type="string">
            <text:p>Tª <text:s/>30,5</text:p>
          </table:table-cell>
          <table:table-cell table:style-name="ce14" office:value-type="string" calcext:value-type="string">
            <text:p>Sol <text:s/>2</text:p>
          </table:table-cell>
          <table:table-cell table:style-name="ce17" office:value-type="time" office:time-value="PT18H45M00S" calcext:value-type="time">
            <text:p>18:45</text:p>
          </table:table-cell>
          <table:table-cell table:style-name="ce17" office:value-type="time" office:time-value="PT20H45M00S" calcext:value-type="time">
            <text:p>20:4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7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130" calcext:value-type="float">
            <text:p>130</text:p>
          </table:table-cell>
          <table:table-cell table:style-name="ce13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number-columns-repeated="6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0" calcext:value-type="float">
            <text:p>0</text:p>
          </table:table-cell>
          <table:table-cell table:formula="of:=SUM([.C3:.C37])" office:value-type="float" office:value="0" calcext:value-type="float">
            <text:p>0</text:p>
          </table:table-cell>
          <table:table-cell table:formula="of:=SUM([.D3:.D37])" office:value-type="float" office:value="0" calcext:value-type="float">
            <text:p>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0" calcext:value-type="float">
            <text:p>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0" calcext:value-type="float">
            <text:p>0</text:p>
          </table:table-cell>
          <table:table-cell table:formula="of:=SUM([.I3:.I37])" office:value-type="float" office:value="0" calcext:value-type="float">
            <text:p>0</text:p>
          </table:table-cell>
          <table:table-cell table:formula="of:=SUM([.J3:.J39])" office:value-type="float" office:value="158" calcext:value-type="float">
            <text:p>158</text:p>
          </table:table-cell>
          <table:table-cell table:formula="of:=SUM([.K3:.K39])" office:value-type="float" office:value="158" calcext:value-type="float">
            <text:p>158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2)" table:style-name="ta2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18</text:p>
          </table:table-cell>
          <table:table-cell table:style-name="ce16" office:value-type="date" office:date-value="2019-07-12" calcext:value-type="date">
            <text:p>12-7-19</text:p>
          </table:table-cell>
          <table:table-cell table:style-name="ce14" office:value-type="string" calcext:value-type="string">
            <text:p>viento <text:s/>2 -O</text:p>
          </table:table-cell>
          <table:table-cell table:style-name="ce14" office:value-type="string" calcext:value-type="string">
            <text:p>Tª <text:s/>37,5</text:p>
          </table:table-cell>
          <table:table-cell table:style-name="ce14" office:value-type="string" calcext:value-type="string">
            <text:p>Sol <text:s/>1</text:p>
          </table:table-cell>
          <table:table-cell table:style-name="ce17" office:value-type="time" office:time-value="PT18H30M00S" calcext:value-type="time">
            <text:p>18:30</text:p>
          </table:table-cell>
          <table:table-cell table:style-name="ce17" office:value-type="time" office:time-value="PT20H45M00S" calcext:value-type="time">
            <text:p>20:4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6" calcext:value-type="float">
            <text:p>16</text:p>
          </table:table-cell>
          <table:table-cell table:formula="of:=SUM([.I6]+[.K6])" office:value-type="float" office:value="16" calcext:value-type="float">
            <text:p>16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25:.H25])" office:value-type="float" office:value="7" calcext:value-type="float">
            <text:p>7</text:p>
          </table:table-cell>
          <table:table-cell table:formula="of:=SUM([.I25]+[.K25])" office:value-type="float" office:value="15" calcext:value-type="float">
            <text:p>1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8:.H28])" office:value-type="float" office:value="7" calcext:value-type="float">
            <text:p>7</text:p>
          </table:table-cell>
          <table:table-cell table:formula="of:=SUM([.I28]+[.K28])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32:.H32])" office:value-type="float" office:value="105" calcext:value-type="float">
            <text:p>105</text:p>
          </table:table-cell>
          <table:table-cell table:formula="of:=SUM([.I32]+[.K32])" office:value-type="float" office:value="235" calcext:value-type="float">
            <text:p>235</text:p>
          </table:table-cell>
          <table:table-cell table:style-name="ce13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5:.H35])" office:value-type="float" office:value="2" calcext:value-type="float">
            <text:p>2</text:p>
          </table:table-cell>
          <table:table-cell table:formula="of:=SUM([.I35]+[.K35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9])" office:value-type="float" office:value="9" calcext:value-type="float">
            <text:p>9</text:p>
          </table:table-cell>
          <table:table-cell table:formula="of:=SUM([.D3:.D37])" office:value-type="float" office:value="45" calcext:value-type="float">
            <text:p>45</text:p>
          </table:table-cell>
          <table:table-cell table:formula="of:=SUM([.E3:.E37])" office:value-type="float" office:value="1" calcext:value-type="float">
            <text:p>1</text:p>
          </table:table-cell>
          <table:table-cell table:formula="of:=SUM([.F3:.F37])" office:value-type="float" office:value="33" calcext:value-type="float">
            <text:p>33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" calcext:value-type="float">
            <text:p>4</text:p>
          </table:table-cell>
          <table:table-cell table:formula="of:=SUM([.I3:.I39])" office:value-type="float" office:value="144" calcext:value-type="float">
            <text:p>144</text:p>
          </table:table-cell>
          <table:table-cell table:formula="of:=SUM([.J3:.J39])" office:value-type="float" office:value="302" calcext:value-type="float">
            <text:p>302</text:p>
          </table:table-cell>
          <table:table-cell table:formula="of:=SUM([.K3:.K39])" office:value-type="float" office:value="158" calcext:value-type="float">
            <text:p>158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1)" table:style-name="ta2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0</text:p>
          </table:table-cell>
          <table:table-cell table:style-name="ce16" office:value-type="date" office:date-value="2019-07-17" calcext:value-type="date">
            <text:p>17-7-19</text:p>
          </table:table-cell>
          <table:table-cell table:style-name="ce14" office:value-type="string" calcext:value-type="string">
            <text:p>viento <text:s/>2 -O</text:p>
          </table:table-cell>
          <table:table-cell table:style-name="ce14" office:value-type="string" calcext:value-type="string">
            <text:p>Tª 26</text:p>
          </table:table-cell>
          <table:table-cell table:style-name="ce14" office:value-type="string" calcext:value-type="string">
            <text:p>Sol <text:s/>1</text:p>
          </table:table-cell>
          <table:table-cell table:style-name="ce17" office:value-type="time" office:time-value="PT10H15M00S" calcext:value-type="time">
            <text:p>10:15</text:p>
          </table:table-cell>
          <table:table-cell table:style-name="ce17" office:value-type="time" office:time-value="PT12H30M00S" calcext:value-type="time">
            <text:p>12:3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19" calcext:value-type="float">
            <text:p>19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8" calcext:value-type="float">
            <text:p>8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3" calcext:value-type="float">
            <text:p>3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76" calcext:value-type="float">
            <text:p>76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39])" office:value-type="float" office:value="122" calcext:value-type="float">
            <text:p>122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2)" table:style-name="ta2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0</text:p>
          </table:table-cell>
          <table:table-cell table:style-name="ce16" office:value-type="date" office:date-value="2019-07-18" calcext:value-type="date">
            <text:p>18-7-19</text:p>
          </table:table-cell>
          <table:table-cell table:style-name="ce14" office:value-type="string" calcext:value-type="string">
            <text:p>viento 1 -O</text:p>
          </table:table-cell>
          <table:table-cell table:style-name="ce14" office:value-type="string" calcext:value-type="string">
            <text:p>Tª 27</text:p>
          </table:table-cell>
          <table:table-cell table:style-name="ce14" office:value-type="string" calcext:value-type="string">
            <text:p>Sol <text:s/>1</text:p>
          </table:table-cell>
          <table:table-cell table:style-name="ce17" office:value-type="time" office:time-value="PT09H30M00S" calcext:value-type="time">
            <text:p>9:30</text:p>
          </table:table-cell>
          <table:table-cell table:style-name="ce17" office:value-type="time" office:time-value="PT12H15M00S" calcext:value-type="time">
            <text:p>12:1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246" calcext:value-type="float">
            <text:p>246</text:p>
          </table:table-cell>
          <table:table-cell table:style-name="ce13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9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42])" office:value-type="float" office:value="330" calcext:value-type="float">
            <text:p>330</text:p>
          </table:table-cell>
          <table:table-cell table:formula="of:=SUM([.K3:.K42])" office:value-type="float" office:value="208" calcext:value-type="float">
            <text:p>208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1)" table:style-name="ta2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1</text:p>
          </table:table-cell>
          <table:table-cell table:style-name="ce16" office:value-type="date" office:date-value="2019-07-22" calcext:value-type="date">
            <text:p>22-7-19</text:p>
          </table:table-cell>
          <table:table-cell table:style-name="ce14" office:value-type="string" calcext:value-type="string">
            <text:p>viento <text:s/>1 -SE</text:p>
          </table:table-cell>
          <table:table-cell table:style-name="ce14" office:value-type="string" calcext:value-type="string">
            <text:p>Tª <text:s/>31,5</text:p>
          </table:table-cell>
          <table:table-cell table:style-name="ce14" office:value-type="string" calcext:value-type="string">
            <text:p>Sol <text:s/>4</text:p>
          </table:table-cell>
          <table:table-cell table:style-name="ce17" office:value-type="time" office:time-value="PT09H45M00S" calcext:value-type="time">
            <text:p>9:45</text:p>
          </table:table-cell>
          <table:table-cell table:style-name="ce17" office:value-type="time" office:time-value="PT12H15M00S" calcext:value-type="time">
            <text:p>12:1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24" calcext:value-type="float">
            <text:p>2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157" calcext:value-type="float">
            <text:p>157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1" calcext:value-type="float">
            <text:p>1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7])" office:value-type="float" office:value="10" calcext:value-type="float">
            <text:p>10</text:p>
          </table:table-cell>
          <table:table-cell table:formula="of:=SUM([.D3:.D37])" office:value-type="float" office:value="80" calcext:value-type="float">
            <text:p>8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6" calcext:value-type="float">
            <text:p>46</text:p>
          </table:table-cell>
          <table:table-cell table:formula="of:=SUM([.I3:.I37])" office:value-type="float" office:value="215" calcext:value-type="float">
            <text:p>215</text:p>
          </table:table-cell>
          <table:table-cell table:formula="of:=SUM([.J3:.J43])" office:value-type="float" office:value="223" calcext:value-type="float">
            <text:p>223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2)" table:style-name="ta2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1</text:p>
          </table:table-cell>
          <table:table-cell table:style-name="ce16" office:value-type="date" office:date-value="2019-07-25" calcext:value-type="date">
            <text:p>25-7-19</text:p>
          </table:table-cell>
          <table:table-cell table:style-name="ce14" office:value-type="string" calcext:value-type="string">
            <text:p>viento <text:s/>1 -SE</text:p>
          </table:table-cell>
          <table:table-cell table:style-name="ce14" office:value-type="string" calcext:value-type="string">
            <text:p>Tª 26,5</text:p>
          </table:table-cell>
          <table:table-cell table:style-name="ce14" office:value-type="string" calcext:value-type="string">
            <text:p>Sol <text:s/>4</text:p>
          </table:table-cell>
          <table:table-cell table:style-name="ce17" office:value-type="time" office:time-value="PT08H20M00S" calcext:value-type="time">
            <text:p>8:20</text:p>
          </table:table-cell>
          <table:table-cell table:style-name="ce17" office:value-type="time" office:time-value="PT11H40M00S" calcext:value-type="time">
            <text:p>11:4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30" calcext:value-type="float">
            <text:p>3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310" calcext:value-type="float">
            <text:p>310</text:p>
          </table:table-cell>
          <table:table-cell table:style-name="ce13"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16" calcext:value-type="float">
            <text:p>16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6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54" calcext:value-type="float">
            <text:p>54</text:p>
          </table:table-cell>
          <table:table-cell table:formula="of:=SUM([.C3:.C43])" office:value-type="float" office:value="10" calcext:value-type="float">
            <text:p>10</text:p>
          </table:table-cell>
          <table:table-cell table:formula="of:=SUM([.D3:.D43])" office:value-type="float" office:value="85" calcext:value-type="float">
            <text:p>8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27" calcext:value-type="float">
            <text:p>2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47" calcext:value-type="float">
            <text:p>47</text:p>
          </table:table-cell>
          <table:table-cell table:formula="of:=SUM([.I3:.I43])" office:value-type="float" office:value="222" calcext:value-type="float">
            <text:p>222</text:p>
          </table:table-cell>
          <table:table-cell table:formula="of:=SUM([.J3:.J43])" office:value-type="float" office:value="428" calcext:value-type="float">
            <text:p>428</text:p>
          </table:table-cell>
          <table:table-cell table:formula="of:=SUM([.K3:.K43])" office:value-type="float" office:value="206" calcext:value-type="float">
            <text:p>206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" table:style-name="ta3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2</text:p>
          </table:table-cell>
          <table:table-cell table:style-name="ce16" office:value-type="date" office:date-value="2019-07-30" calcext:value-type="date">
            <text:p>30-7-19</text:p>
          </table:table-cell>
          <table:table-cell table:style-name="ce14" office:value-type="string" calcext:value-type="string">
            <text:p>viento <text:s/>2 -SE</text:p>
          </table:table-cell>
          <table:table-cell table:style-name="ce14" office:value-type="string" calcext:value-type="string">
            <text:p>Tª 26</text:p>
          </table:table-cell>
          <table:table-cell table:style-name="ce14" office:value-type="string" calcext:value-type="string">
            <text:p>Sol <text:s/>3</text:p>
          </table:table-cell>
          <table:table-cell table:style-name="ce17" office:value-type="time" office:time-value="PT10H00M00S" calcext:value-type="time">
            <text:p>10:00</text:p>
          </table:table-cell>
          <table:table-cell table:style-name="ce17" office:value-type="time" office:time-value="PT15H00M00S" calcext:value-type="time">
            <text:p>15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39" table:number-columns-repeated="4"/>
          <table:table-cell table:style-name="ce41" office:value-type="float" office:value="2" calcext:value-type="float">
            <text:p>2</text:p>
          </table:table-cell>
          <table:table-cell table:style-name="ce39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39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39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39" table:number-columns-repeated="4"/>
          <table:table-cell table:style-name="ce41" office:value-type="float" office:value="2" calcext:value-type="float">
            <text:p>2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39" table:number-columns-repeated="4"/>
          <table:table-cell table:style-name="ce41" office:value-type="float" office:value="6" calcext:value-type="float">
            <text:p>6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formula="of:=SUM([.I7]+[.K7])" office:value-type="float" office:value="23" calcext:value-type="float">
            <text:p>23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39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39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0"/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39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39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39" table:number-columns-repeated="4"/>
          <table:table-cell table:style-name="ce41" office:value-type="float" office:value="1" calcext:value-type="float">
            <text:p>1</text:p>
          </table:table-cell>
          <table:table-cell table:style-name="ce39" table:number-columns-repeated="2"/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39" table:number-columns-repeated="2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39" table:number-columns-repeated="2"/>
          <table:table-cell table:style-name="ce41" office:value-type="float" office:value="2" calcext:value-type="float">
            <text:p>2</text:p>
          </table:table-cell>
          <table:table-cell table:style-name="ce39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39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39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39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39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1" office:value-type="float" office:value="1" calcext:value-type="float">
            <text:p>1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2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39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39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39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39" table:number-columns-repeated="2"/>
          <table:table-cell table:style-name="ce41" office:value-type="float" office:value="2" calcext:value-type="float">
            <text:p>2</text:p>
          </table:table-cell>
          <table:table-cell table:style-name="ce39" table:number-columns-repeated="4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39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39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39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39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39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39" office:value-type="float" office:value="57" calcext:value-type="float">
            <text:p>57</text:p>
          </table:table-cell>
          <table:table-cell table:style-name="ce42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formula="of:=SUM([.B32:.H32])" office:value-type="float" office:value="78" calcext:value-type="float">
            <text:p>78</text:p>
          </table:table-cell>
          <table:table-cell table:formula="of:=SUM([.I32]+[.K32])" office:value-type="float" office:value="115" calcext:value-type="float">
            <text:p>115</text:p>
          </table:table-cell>
          <table:table-cell table:style-name="ce44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39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39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39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39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39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5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39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39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39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5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39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6" calcext:value-type="float">
            <text:p>6</text:p>
          </table:table-cell>
          <table:table-cell table:formula="of:=SUM([.C3:.C43])" office:value-type="float" office:value="8" calcext:value-type="float">
            <text:p>8</text:p>
          </table:table-cell>
          <table:table-cell table:formula="of:=SUM([.D3:.D43])" office:value-type="float" office:value="67" calcext:value-type="float">
            <text:p>67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20" calcext:value-type="float">
            <text:p>20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3])" office:value-type="float" office:value="106" calcext:value-type="float">
            <text:p>106</text:p>
          </table:table-cell>
          <table:table-cell table:formula="of:=SUM([.J3:.J44])" office:value-type="float" office:value="203" calcext:value-type="float">
            <text:p>203</text:p>
          </table:table-cell>
          <table:table-cell table:formula="of:=SUM([.K3:.K44])" office:value-type="float" office:value="97" calcext:value-type="float">
            <text:p>97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" table:style-name="ta31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3</text:p>
          </table:table-cell>
          <table:table-cell table:style-name="ce16" office:value-type="date" office:date-value="2019-08-06" calcext:value-type="date">
            <text:p>6-8-19</text:p>
          </table:table-cell>
          <table:table-cell table:style-name="ce14" office:value-type="string" calcext:value-type="string">
            <text:p>viento <text:s/>0 -SE</text:p>
          </table:table-cell>
          <table:table-cell table:style-name="ce14" office:value-type="string" calcext:value-type="string">
            <text:p>Tª 27</text:p>
          </table:table-cell>
          <table:table-cell table:style-name="ce14" office:value-type="string" calcext:value-type="string">
            <text:p>Sol <text:s/>4</text:p>
          </table:table-cell>
          <table:table-cell table:style-name="ce17" office:value-type="time" office:time-value="PT08H15M00S" calcext:value-type="time">
            <text:p>8:15</text:p>
          </table:table-cell>
          <table:table-cell table:style-name="ce17" office:value-type="time" office:time-value="PT13H00M00S" calcext:value-type="time">
            <text:p>13:00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39" table:number-columns-repeated="2"/>
          <table:table-cell table:style-name="ce41" office:value-type="float" office:value="1" calcext:value-type="float">
            <text:p>1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39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39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39"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39" table:number-columns-repeated="4"/>
          <table:table-cell table:style-name="ce41" office:value-type="float" office:value="4" calcext:value-type="float">
            <text:p>4</text:p>
          </table:table-cell>
          <table:table-cell table:style-name="ce39" table:number-columns-repeated="2"/>
          <table:table-cell table:formula="of:=SUM([.B7:.H7])" office:value-type="float" office:value="4" calcext:value-type="float">
            <text:p>4</text:p>
          </table:table-cell>
          <table:table-cell table:formula="of:=SUM([.I7]+[.K7])" office:value-type="float" office:value="12" calcext:value-type="float">
            <text:p>12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39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39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0"/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39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39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39" table:number-columns-repeated="4"/>
          <table:table-cell table:style-name="ce41" office:value-type="float" office:value="1" calcext:value-type="float">
            <text:p>1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39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39" table:number-columns-repeated="2"/>
          <table:table-cell table:style-name="ce41" office:value-type="float" office:value="2" calcext:value-type="float">
            <text:p>2</text:p>
          </table:table-cell>
          <table:table-cell table:style-name="ce39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39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39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39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39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39" table:number-columns-repeated="2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39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39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3" calcext:value-type="float">
            <text:p>13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39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39" table:number-columns-repeated="2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39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formula="of:=SUM([.B26:.H26])" office:value-type="float" office:value="3" calcext:value-type="float">
            <text:p>3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39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39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39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39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39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39" table:number-columns-repeated="2"/>
          <table:table-cell table:style-name="ce39" office:value-type="float" office:value="43" calcext:value-type="float">
            <text:p>43</text:p>
          </table:table-cell>
          <table:table-cell table:style-name="ce42" office:value-type="float" office:value="4" calcext:value-type="float">
            <text:p>4</text:p>
          </table:table-cell>
          <table:table-cell table:style-name="ce39" office:value-type="float" office:value="11" calcext:value-type="float">
            <text:p>11</text:p>
          </table:table-cell>
          <table:table-cell table:style-name="ce39" table:number-columns-repeated="2"/>
          <table:table-cell table:formula="of:=SUM([.B32:.H32])" office:value-type="float" office:value="58" calcext:value-type="float">
            <text:p>58</text:p>
          </table:table-cell>
          <table:table-cell table:formula="of:=SUM([.I32]+[.K32])" office:value-type="float" office:value="125" calcext:value-type="float">
            <text:p>125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39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39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39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39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39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39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39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39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39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5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formula="of:=SUM([.B43:.H43])" office:value-type="float" office:value="2" calcext:value-type="float">
            <text:p>2</text:p>
          </table:table-cell>
          <table:table-cell table:formula="of:=SUM([.I43]+[.K43])" office:value-type="float" office:value="2" calcext:value-type="float">
            <text:p>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39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39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39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2" calcext:value-type="float">
            <text:p>2</text:p>
          </table:table-cell>
          <table:table-cell table:formula="of:=SUM([.D3:.D47])" office:value-type="float" office:value="52" calcext:value-type="float">
            <text:p>52</text:p>
          </table:table-cell>
          <table:table-cell table:formula="of:=SUM([.E3:.E43])" office:value-type="float" office:value="4" calcext:value-type="float">
            <text:p>4</text:p>
          </table:table-cell>
          <table:table-cell table:formula="of:=SUM([.F3:.F43])" office:value-type="float" office:value="19" calcext:value-type="float">
            <text:p>19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1" calcext:value-type="float">
            <text:p>1</text:p>
          </table:table-cell>
          <table:table-cell table:formula="of:=SUM([.I3:.I47])" office:value-type="float" office:value="78" calcext:value-type="float">
            <text:p>78</text:p>
          </table:table-cell>
          <table:table-cell table:formula="of:=SUM([.J3:.J48])" office:value-type="float" office:value="205" calcext:value-type="float">
            <text:p>205</text:p>
          </table:table-cell>
          <table:table-cell table:formula="of:=SUM([.K3:.K48])" office:value-type="float" office:value="127" calcext:value-type="float">
            <text:p>127</text:p>
          </table:table-cell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4" table:style-name="ta3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23</text:p>
          </table:table-cell>
          <table:table-cell table:style-name="ce16" office:value-type="date" office:date-value="2019-08-15" calcext:value-type="date">
            <text:p>15-8-19</text:p>
          </table:table-cell>
          <table:table-cell table:style-name="ce14" office:value-type="string" calcext:value-type="string">
            <text:p>viento <text:s/>2 -O</text:p>
          </table:table-cell>
          <table:table-cell table:style-name="ce14" office:value-type="string" calcext:value-type="string">
            <text:p>Tª 24</text:p>
          </table:table-cell>
          <table:table-cell table:style-name="ce14" office:value-type="string" calcext:value-type="string">
            <text:p>Sol <text:s/>2</text:p>
          </table:table-cell>
          <table:table-cell table:style-name="ce17" office:value-type="time" office:time-value="PT08H30M00S" calcext:value-type="time">
            <text:p>8:30</text:p>
          </table:table-cell>
          <table:table-cell table:style-name="ce17" office:value-type="time" office:time-value="PT13H15M00S" calcext:value-type="time">
            <text:p>13:1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/>
          <table:table-cell table:style-name="ce33" office:value-type="string" calcext:value-type="string">
            <text:p>Secc 8</text:p>
          </table:table-cell>
          <table:table-cell table:style-name="ce2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39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39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39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style-name="ce41" office:value-type="float" office:value="1" calcext:value-type="float">
            <text:p>1</text:p>
          </table:table-cell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39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39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39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0"/>
          <table:table-cell table:style-name="ce39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39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39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39" table:number-columns-repeated="2"/>
          <table:table-cell table:number-columns-repeated="2" table:style-name="ce41" office:value-type="float" office:value="1" calcext:value-type="float">
            <text:p>1</text:p>
          </table:table-cell>
          <table:table-cell table:style-name="ce39" table:number-columns-repeated="2"/>
          <table:table-cell table:style-name="ce41" office:value-type="float" office:value="3" calcext:value-type="float">
            <text:p>3</text:p>
          </table:table-cell>
          <table:table-cell table:formula="of:=SUM([.B13:.H13])" office:value-type="float" office:value="5" calcext:value-type="float">
            <text:p>5</text:p>
          </table:table-cell>
          <table:table-cell table:formula="of:=SUM([.I13]+[.K13])" office:value-type="float" office:value="5" calcext:value-type="float">
            <text:p>5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39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39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39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39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39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39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39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39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39" table:number-columns-repeated="2"/>
          <table:table-cell table:style-name="ce41" office:value-type="float" office:value="1" calcext:value-type="float">
            <text:p>1</text:p>
          </table:table-cell>
          <table:table-cell table:style-name="ce39" table:number-columns-repeated="3"/>
          <table:table-cell table:style-name="ce41" office:value-type="float" office:value="1" calcext:value-type="float">
            <text:p>1</text:p>
          </table:table-cell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17" calcext:value-type="float">
            <text:p>17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39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39" table:number-columns-repeated="2"/>
          <table:table-cell table:style-name="ce41" office:value-type="float" office:value="1" calcext:value-type="float">
            <text:p>1</text:p>
          </table:table-cell>
          <table:table-cell table:style-name="ce39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8" calcext:value-type="float">
            <text:p>18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39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table:number-columns-repeated="5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39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39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39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39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39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39" table:number-columns-repeated="2"/>
          <table:table-cell table:style-name="ce39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84" calcext:value-type="float">
            <text:p>84</text:p>
          </table:table-cell>
          <table:table-cell table:style-name="ce39"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39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39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39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39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39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39"/>
          <table:table-cell table:style-name="ce4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39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39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39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39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39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39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39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39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39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6" calcext:value-type="float">
            <text:p>6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3" calcext:value-type="float">
            <text:p>3</text:p>
          </table:table-cell>
          <table:table-cell table:formula="of:=SUM([.D3:.D49])" office:value-type="float" office:value="19" calcext:value-type="float">
            <text:p>19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4" calcext:value-type="float">
            <text:p>4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5" calcext:value-type="float">
            <text:p>5</text:p>
          </table:table-cell>
          <table:table-cell table:formula="of:=SUM([.I3:.I49])" office:value-type="float" office:value="33" calcext:value-type="float">
            <text:p>33</text:p>
          </table:table-cell>
          <table:table-cell table:formula="of:=SUM([.J3:.J49])" office:value-type="float" office:value="171" calcext:value-type="float">
            <text:p>171</text:p>
          </table:table-cell>
          <table:table-cell table:formula="of:=SUM([.K3:.K49])" office:value-type="float" office:value="138" calcext:value-type="float">
            <text:p>138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plantilla" table:style-name="ta3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emana X</text:p>
          </table:table-cell>
          <table:table-cell table:style-name="ce16" office:value-type="date" office:date-value="2019-01-01" calcext:value-type="date">
            <text:p>1-1-19</text:p>
          </table:table-cell>
          <table:table-cell table:style-name="ce14" office:value-type="string" calcext:value-type="string">
            <text:p>viento 0 - N</text:p>
          </table:table-cell>
          <table:table-cell table:style-name="ce14" office:value-type="string" calcext:value-type="string">
            <text:p>Tª 17</text:p>
          </table:table-cell>
          <table:table-cell table:style-name="ce14" office:value-type="string" calcext:value-type="string">
            <text:p>Sol 3</text:p>
          </table:table-cell>
          <table:table-cell table:style-name="ce17" office:value-type="time" office:time-value="PT11H20M00S" calcext:value-type="time">
            <text:p>11:20</text:p>
          </table:table-cell>
          <table:table-cell table:style-name="ce17" office:value-type="time" office:time-value="PT12H05M00S" calcext:value-type="time">
            <text:p>12:05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 office:value-type="string" calcext:value-type="string">
            <text:p>Barbastro</text:p>
          </table:table-cell>
          <table:table-cell table:style-name="ce15" office:value-type="string" calcext:value-type="string">
            <text:p>Secc 1</text:p>
          </table:table-cell>
          <table:table-cell table:style-name="ce15" office:value-type="string" calcext:value-type="string">
            <text:p>Secc 2</text:p>
          </table:table-cell>
          <table:table-cell table:style-name="ce15" office:value-type="string" calcext:value-type="string">
            <text:p>Secc 3</text:p>
          </table:table-cell>
          <table:table-cell table:style-name="ce15" office:value-type="string" calcext:value-type="string">
            <text:p>Secc 4</text:p>
          </table:table-cell>
          <table:table-cell table:style-name="ce15" office:value-type="string" calcext:value-type="string">
            <text:p>Secc 5</text:p>
          </table:table-cell>
          <table:table-cell table:style-name="ce15" office:value-type="string" calcext:value-type="string">
            <text:p>Secc6</text:p>
          </table:table-cell>
          <table:table-cell table:style-name="ce15" office:value-type="string" calcext:value-type="string">
            <text:p>Secc 7</text:p>
          </table:table-cell>
          <table:table-cell table:style-name="ce15" office:value-type="string" calcext:value-type="string">
            <text:p>TOT</text:p>
          </table:table-cell>
          <table:table-cell table:style-name="ce22" table:number-columns-repeated="15"/>
          <table:table-cell table:number-columns-repeated="100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/>
    </number:date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T" style:display-name="PageStyle_T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5f_1" style:display-name="PageStyle_4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" style:display-name="PageStyl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" style:display-name="PageStyl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5f_1" style:display-name="PageStyle_8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5f_1" style:display-name="PageStyle_9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1" style:display-name="PageStyle_10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" style:display-name="PageStyle_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" style:display-name="PageStyle_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" style:display-name="PageStyle_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1_29_" style:display-name="PageStyle_19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2_29_" style:display-name="PageStyle_19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1_29_" style:display-name="PageStyle_20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2_29_" style:display-name="PageStyle_20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1_29_" style:display-name="PageStyle_21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2_29_" style:display-name="PageStyle_21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" style:display-name="PageStyle_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" style:display-name="PageStyle_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" style:display-name="PageStyle_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plantilla" style:display-name="PageStyle_ plantil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3" meta:cell-count="4279" meta:object-count="0"/>
    <meta:generator>LibreOfficeDev/6.0.5.2$Linux_X86_64 LibreOffice_project/</meta:generator>
  </office:meta>
</office:document-meta>
</file>